
<file path=META-INF/manifest.xml><?xml version="1.0" encoding="utf-8"?>
<manifest:manifest xmlns:manifest="urn:oasis:names:tc:opendocument:xmlns:manifest:1.0">
  <manifest:file-entry manifest:full-path="/" manifest:media-type="application/vnd.oasis.opendocument.text" manifest:version="1.2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grddl:transformation="http://docs.oasis-open.org/office/1.2/xslt/odf2rdf.xsl" office:version="1.2">
  <office:scripts/>
  <office:font-face-decls>
    <style:font-face style:font-charset="x-symbol" style:font-pitch="variable" style:name="Wingdings" svg:font-family="Wingdings"/>
    <style:font-face style:font-charset="x-symbol" style:font-family-generic="roman" style:font-pitch="variable" style:name="Symbol" svg:font-family="Symbol"/>
    <style:font-face style:name="Lohit Hindi1" svg:font-family="'Lohit Hindi'"/>
    <style:font-face style:font-family-generic="modern" style:name="Courier New" svg:font-family="'Courier New'"/>
    <style:font-face style:font-family-generic="modern" style:font-pitch="fixed" style:name="Courier New1" svg:font-family="'Courier New'"/>
    <style:font-face style:font-family-generic="roman" style:font-pitch="variable" style:name="Georgia" svg:font-family="Georgia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</office:font-face-decls>
  <office:automatic-styles>
    <style:style style:family="table" style:name="Table1">
      <style:table-properties fo:margin-left="-0.199cm" style:width="16.397cm" style:writing-mode="lr-tb" table:align="left"/>
    </style:style>
    <style:style style:family="table-column" style:name="Table1.A">
      <style:table-column-properties style:column-width="4.958cm"/>
    </style:style>
    <style:style style:family="table-column" style:name="Table1.B">
      <style:table-column-properties style:column-width="3.803cm"/>
    </style:style>
    <style:style style:family="table-column" style:name="Table1.C">
      <style:table-column-properties style:column-width="3.801cm"/>
    </style:style>
    <style:style style:family="table-column" style:name="Table1.D">
      <style:table-column-properties style:column-width="3.835cm"/>
    </style:style>
    <style:style style:family="table-row" style:name="Table1.1">
      <style:table-row-properties fo:keep-together="auto" style:keep-together="true" style:min-row-height="0.344cm"/>
    </style:style>
    <style:style style:family="table-cell" style:name="Table1.A1">
      <style:table-cell-properties fo:border-bottom="0.018cm solid #000000" fo:border-left="0.018cm solid #000000" fo:border-right="none" fo:border-top="0.018cm solid #000000" fo:padding-bottom="0cm" fo:padding-left="0.191cm" fo:padding-right="0.191cm" fo:padding-top="0cm" style:vertical-align="top" style:writing-mode="lr-tb"/>
    </style:style>
    <style:style style:family="table-cell" style:name="Table1.D1">
      <style:table-cell-properties fo:border="0.018cm solid #000000" fo:padding-bottom="0cm" fo:padding-left="0.191cm" fo:padding-right="0.191cm" fo:padding-top="0cm" style:vertical-align="top" style:writing-mode="lr-tb"/>
    </style:style>
    <style:style style:family="table" style:name="Table2">
      <style:table-properties fo:margin-left="-0.199cm" style:width="16.397cm" style:writing-mode="lr-tb" table:align="left"/>
    </style:style>
    <style:style style:family="table-column" style:name="Table2.A">
      <style:table-column-properties style:column-width="4.958cm"/>
    </style:style>
    <style:style style:family="table-column" style:name="Table2.B">
      <style:table-column-properties style:column-width="3.803cm"/>
    </style:style>
    <style:style style:family="table-column" style:name="Table2.C">
      <style:table-column-properties style:column-width="3.801cm"/>
    </style:style>
    <style:style style:family="table-column" style:name="Table2.D">
      <style:table-column-properties style:column-width="3.835cm"/>
    </style:style>
    <style:style style:family="table-row" style:name="Table2.1">
      <style:table-row-properties fo:keep-together="auto" style:keep-together="true" style:min-row-height="0.344cm"/>
    </style:style>
    <style:style style:family="table-cell" style:name="Table2.A1">
      <style:table-cell-properties fo:border-bottom="0.018cm solid #000000" fo:border-left="0.018cm solid #000000" fo:border-right="none" fo:border-top="0.018cm solid #000000" fo:padding-bottom="0cm" fo:padding-left="0.191cm" fo:padding-right="0.191cm" fo:padding-top="0cm" style:vertical-align="top" style:writing-mode="lr-tb"/>
    </style:style>
    <style:style style:family="table-cell" style:name="Table2.D1">
      <style:table-cell-properties fo:border="0.018cm solid #000000" fo:padding-bottom="0cm" fo:padding-left="0.191cm" fo:padding-right="0.191cm" fo:padding-top="0cm" style:vertical-align="top" style:writing-mode="lr-tb"/>
    </style:style>
    <style:style style:family="table" style:name="Table3">
      <style:table-properties fo:margin-left="-0.199cm" style:width="16.397cm" style:writing-mode="lr-tb" table:align="left"/>
    </style:style>
    <style:style style:family="table-column" style:name="Table3.A">
      <style:table-column-properties style:column-width="4.958cm"/>
    </style:style>
    <style:style style:family="table-column" style:name="Table3.B">
      <style:table-column-properties style:column-width="3.803cm"/>
    </style:style>
    <style:style style:family="table-column" style:name="Table3.C">
      <style:table-column-properties style:column-width="3.801cm"/>
    </style:style>
    <style:style style:family="table-column" style:name="Table3.D">
      <style:table-column-properties style:column-width="3.835cm"/>
    </style:style>
    <style:style style:family="table-row" style:name="Table3.1">
      <style:table-row-properties fo:keep-together="auto" style:keep-together="true" style:min-row-height="0.344cm"/>
    </style:style>
    <style:style style:family="table-cell" style:name="Table3.A1">
      <style:table-cell-properties fo:border-bottom="0.018cm solid #000000" fo:border-left="0.018cm solid #000000" fo:border-right="none" fo:border-top="0.018cm solid #000000" fo:padding-bottom="0cm" fo:padding-left="0.191cm" fo:padding-right="0.191cm" fo:padding-top="0cm" style:vertical-align="top" style:writing-mode="lr-tb"/>
    </style:style>
    <style:style style:family="table-cell" style:name="Table3.D1">
      <style:table-cell-properties fo:border="0.018cm solid #000000" fo:padding-bottom="0cm" fo:padding-left="0.191cm" fo:padding-right="0.191cm" fo:padding-top="0cm" style:vertical-align="top" style:writing-mode="lr-tb"/>
    </style:style>
    <style:style style:family="table" style:name="Table4">
      <style:table-properties fo:margin-left="-0.199cm" style:width="16.397cm" style:writing-mode="lr-tb" table:align="left"/>
    </style:style>
    <style:style style:family="table-column" style:name="Table4.A">
      <style:table-column-properties style:column-width="4.958cm"/>
    </style:style>
    <style:style style:family="table-column" style:name="Table4.B">
      <style:table-column-properties style:column-width="3.803cm"/>
    </style:style>
    <style:style style:family="table-column" style:name="Table4.C">
      <style:table-column-properties style:column-width="3.801cm"/>
    </style:style>
    <style:style style:family="table-column" style:name="Table4.D">
      <style:table-column-properties style:column-width="3.835cm"/>
    </style:style>
    <style:style style:family="table-row" style:name="Table4.1">
      <style:table-row-properties fo:keep-together="auto" style:keep-together="true" style:min-row-height="0.344cm"/>
    </style:style>
    <style:style style:family="table-cell" style:name="Table4.A1">
      <style:table-cell-properties fo:border-bottom="0.018cm solid #000000" fo:border-left="0.018cm solid #000000" fo:border-right="none" fo:border-top="0.018cm solid #000000" fo:padding-bottom="0cm" fo:padding-left="0.191cm" fo:padding-right="0.191cm" fo:padding-top="0cm" style:vertical-align="top" style:writing-mode="lr-tb"/>
    </style:style>
    <style:style style:family="table-cell" style:name="Table4.D1">
      <style:table-cell-properties fo:border="0.018cm solid #000000" fo:padding-bottom="0cm" fo:padding-left="0.191cm" fo:padding-right="0.191cm" fo:padding-top="0cm" style:vertical-align="top" style:writing-mode="lr-tb"/>
    </style:style>
    <style:style style:family="paragraph" style:name="P1" style:parent-style-name="ORG_20_Body_20_text">
      <style:paragraph-properties style:snap-to-layout-grid="false"/>
    </style:style>
    <style:style style:family="paragraph" style:name="P2" style:parent-style-name="ORG_20_Body_20_text">
      <style:paragraph-properties fo:text-align="end" style:justify-single-word="false" style:snap-to-layout-grid="false"/>
    </style:style>
    <style:style style:family="paragraph" style:name="P3" style:parent-style-name="ORG_20_Body_20_text">
      <style:paragraph-properties fo:break-before="page"/>
    </style:style>
    <style:style style:family="paragraph" style:name="P4" style:parent-style-name="ORG_20_Table_20_Title">
      <style:text-properties fo:font-weight="normal" style:font-weight-asian="normal"/>
    </style:style>
    <style:style style:family="paragraph" style:master-page-name="First_20_Page" style:name="P5" style:parent-style-name="ORG_20_Table_20_Title">
      <style:paragraph-properties style:page-number="auto"/>
    </style:style>
    <style:style style:family="paragraph" style:name="P6" style:parent-style-name="ORG_20_Table_20_Text">
      <style:paragraph-properties style:snap-to-layout-grid="false"/>
    </style:style>
    <style:style style:family="paragraph" style:name="P7" style:parent-style-name="ORG_20_Table_20_Text">
      <style:paragraph-properties fo:text-align="center" style:justify-single-word="false" style:snap-to-layout-grid="false"/>
    </style:style>
    <style:style style:family="paragraph" style:list-style-name="WW8Num6" style:name="P8" style:parent-style-name="ORG_20_Table_20_Text"/>
    <style:style style:family="paragraph" style:list-style-name="WW8Num6" style:name="P9" style:parent-style-name="ORG_20_Table_20_Text">
      <style:paragraph-properties style:snap-to-layout-grid="false"/>
    </style:style>
    <style:style style:family="paragraph" style:list-style-name="WW8Num1" style:name="P10" style:parent-style-name="ORG_20_Table_20_Text">
      <style:paragraph-properties style:snap-to-layout-grid="false"/>
    </style:style>
    <style:style style:family="paragraph" style:name="P11" style:parent-style-name="ORG_20_Table_20_Text">
      <style:paragraph-properties fo:text-align="start" style:justify-single-word="false" style:snap-to-layout-grid="false"/>
    </style:style>
    <style:style style:family="paragraph" style:name="P12" style:parent-style-name="ORG_20_Table_20_Text">
      <style:paragraph-properties fo:text-align="end" style:justify-single-word="false" style:snap-to-layout-grid="false"/>
    </style:style>
    <style:style style:family="paragraph" style:name="P13" style:parent-style-name="ORG_20_Table_20_Header_20_Top">
      <style:paragraph-properties style:snap-to-layout-grid="false"/>
    </style:style>
    <style:style style:family="paragraph" style:name="P14" style:parent-style-name="ORG_20_Table_20_Header_20_Top">
      <style:paragraph-properties fo:text-align="start" style:justify-single-word="false" style:snap-to-layout-grid="false"/>
    </style:style>
    <style:style style:family="paragraph" style:name="P15" style:parent-style-name="ORG_20_Table_20_Header_20_Top">
      <style:paragraph-properties fo:text-align="end" style:justify-single-word="false" style:snap-to-layout-grid="fals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est of four optional table alignments 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office:value-type="string" table:style-name="Table1.A1">
            <text:p text:style-name="P1"/>
          </table:table-cell>
          <table:table-cell office:value-type="string" table:style-name="Table1.A1">
            <text:p text:style-name="P13">Table1Heading1</text:p>
          </table:table-cell>
          <table:table-cell office:value-type="string" table:style-name="Table1.A1">
            <text:p text:style-name="P13">Table1Heading2</text:p>
          </table:table-cell>
          <table:table-cell office:value-type="string" table:style-name="Table1.D1">
            <text:p text:style-name="P13">Table1Heading3</text:p>
          </table:table-cell>
        </table:table-row>
        <table:table-row table:style-name="Table1.1">
          <table:table-cell office:value-type="string" table:style-name="Table1.A1">
            <text:p text:style-name="P6">Total Stuff</text:p>
          </table:table-cell>
          <table:table-cell office:value-type="string" table:style-name="Table1.A1">
            <text:p text:style-name="P7">table1cell1</text:p>
          </table:table-cell>
          <table:table-cell office:value-type="string" table:style-name="Table1.A1">
            <text:p text:style-name="P7">table1cell2</text:p>
          </table:table-cell>
          <table:table-cell office:value-type="string" table:style-name="Table1.D1">
            <text:p text:style-name="P7">table1cell3</text:p>
          </table:table-cell>
        </table:table-row>
        <table:table-row table:style-name="Table1.1">
          <table:table-cell office:value-type="string" table:style-name="Table1.A1">
            <text:p text:style-name="P6">Total stuff</text:p>
          </table:table-cell>
          <table:table-cell office:value-type="string" table:style-name="Table1.A1">
            <text:p text:style-name="P7">table1cell4</text:p>
          </table:table-cell>
          <table:table-cell office:value-type="string" table:style-name="Table1.A1">
            <text:p text:style-name="P7">table1cell5</text:p>
          </table:table-cell>
          <table:table-cell office:value-type="string" table:style-name="Table1.D1">
            <text:p text:style-name="P7">table1cell6</text:p>
          </table:table-cell>
        </table:table-row>
        <table:table-row table:style-name="Table1.1">
          <table:table-cell office:value-type="string" table:style-name="Table1.A1">
            <text:p text:style-name="P6">Change in things</text:p>
          </table:table-cell>
          <table:table-cell office:value-type="string" table:style-name="Table1.A1">
            <text:p text:style-name="P7">table1cell7</text:p>
          </table:table-cell>
          <table:table-cell office:value-type="string" table:style-name="Table1.A1">
            <text:p text:style-name="P7">table1cell8</text:p>
          </table:table-cell>
          <table:table-cell office:value-type="string" table:style-name="Table1.D1">
            <text:p text:style-name="P7">table1cell9</text:p>
          </table:table-cell>
        </table:table-row>
        <table:table-row table:style-name="Table1.1">
          <table:table-cell office:value-type="string" table:style-name="Table1.A1">
            <text:list text:style-name="WW8Num6" xml:id="list2062249088">
              <text:list-item>
                <text:p text:style-name="P9">table1list1</text:p>
                <text:list>
                  <text:list-item>
                    <text:p text:style-name="P8">table1list2</text:p>
                  </text:list-item>
                </text:list>
              </text:list-item>
            </text:list>
          </table:table-cell>
          <table:table-cell office:value-type="string" table:style-name="Table1.A1">
            <text:p text:style-name="P2"/>
          </table:table-cell>
          <table:table-cell office:value-type="string" table:style-name="Table1.A1">
            <text:p text:style-name="P2"/>
          </table:table-cell>
          <table:table-cell office:value-type="string" table:style-name="Table1.D1">
            <text:p text:style-name="P2"/>
          </table:table-cell>
        </table:table-row>
        <table:table-row table:style-name="Table1.1">
          <table:table-cell office:value-type="string" table:style-name="Table1.A1">
            <text:list text:continue-numbering="true" text:style-name="WW8Num6" xml:id="list507430078">
              <text:list-item>
                <text:p text:style-name="P9">table1list3</text:p>
              </text:list-item>
            </text:list>
          </table:table-cell>
          <table:table-cell office:value-type="string" table:style-name="Table1.A1">
            <text:p text:style-name="P2"/>
          </table:table-cell>
          <table:table-cell office:value-type="string" table:style-name="Table1.A1">
            <text:p text:style-name="P2"/>
          </table:table-cell>
          <table:table-cell office:value-type="string" table:style-name="Table1.D1">
            <text:p text:style-name="P2"/>
          </table:table-cell>
        </table:table-row>
        <table:table-row table:style-name="Table1.1">
          <table:table-cell office:value-type="string" table:style-name="Table1.A1">
            <text:list text:continue-numbering="true" text:style-name="WW8Num6" xml:id="list71359933">
              <text:list-item>
                <text:p text:style-name="P9">table1list4</text:p>
                <text:list>
                  <text:list-item>
                    <text:p text:style-name="P8">table1list5</text:p>
                  </text:list-item>
                </text:list>
              </text:list-item>
            </text:list>
          </table:table-cell>
          <table:table-cell office:value-type="string" table:style-name="Table1.A1">
            <text:p text:style-name="P2"/>
          </table:table-cell>
          <table:table-cell office:value-type="string" table:style-name="Table1.A1">
            <text:p text:style-name="P2"/>
          </table:table-cell>
          <table:table-cell office:value-type="string" table:style-name="Table1.D1">
            <text:p text:style-name="P2"/>
          </table:table-cell>
        </table:table-row>
        <table:table-row table:style-name="Table1.1">
          <table:table-cell office:value-type="string" table:style-name="Table1.A1">
            <text:list text:style-name="WW8Num1" xml:id="list767385876">
              <text:list-item>
                <text:p text:style-name="P10">table1list6</text:p>
              </text:list-item>
            </text:list>
          </table:table-cell>
          <table:table-cell office:value-type="string" table:style-name="Table1.A1">
            <text:p text:style-name="P2"/>
          </table:table-cell>
          <table:table-cell office:value-type="string" table:style-name="Table1.A1">
            <text:p text:style-name="P2"/>
          </table:table-cell>
          <table:table-cell office:value-type="string" table:style-name="Table1.D1">
            <text:p text:style-name="P2"/>
          </table:table-cell>
        </table:table-row>
      </table:table>
      <text:p text:style-name="ORG_20_Body_20_text"/>
      <text:p text:style-name="ORG_20_Body_20_text"/>
      <text:p text:style-name="ORG_20_Body_20_text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office:value-type="string" table:style-name="Table2.A1">
            <text:p text:style-name="P1"/>
          </table:table-cell>
          <table:table-cell office:value-type="string" table:style-name="Table2.A1">
            <text:p text:style-name="P14">Table2Heading1</text:p>
          </table:table-cell>
          <table:table-cell office:value-type="string" table:style-name="Table2.A1">
            <text:p text:style-name="P14">Table2Heading2</text:p>
          </table:table-cell>
          <table:table-cell office:value-type="string" table:style-name="Table2.D1">
            <text:p text:style-name="P14">Table2Heading3</text:p>
          </table:table-cell>
        </table:table-row>
        <table:table-row table:style-name="Table2.1">
          <table:table-cell office:value-type="string" table:style-name="Table2.A1">
            <text:p text:style-name="P6">Total Stuff</text:p>
          </table:table-cell>
          <table:table-cell office:value-type="string" table:style-name="Table2.A1">
            <text:p text:style-name="P11">over 9,000</text:p>
          </table:table-cell>
          <table:table-cell office:value-type="string" table:style-name="Table2.A1">
            <text:p text:style-name="P11">over 9,000</text:p>
          </table:table-cell>
          <table:table-cell office:value-type="string" table:style-name="Table2.D1">
            <text:p text:style-name="P11">over 9,000</text:p>
          </table:table-cell>
        </table:table-row>
        <table:table-row table:style-name="Table2.1">
          <table:table-cell office:value-type="string" table:style-name="Table2.A1">
            <text:p text:style-name="P6">Total stuff</text:p>
          </table:table-cell>
          <table:table-cell office:value-type="string" table:style-name="Table2.A1">
            <text:p text:style-name="P11">over 9,000</text:p>
          </table:table-cell>
          <table:table-cell office:value-type="string" table:style-name="Table2.A1">
            <text:p text:style-name="P11">over 9,000</text:p>
          </table:table-cell>
          <table:table-cell office:value-type="string" table:style-name="Table2.D1">
            <text:p text:style-name="P11">over 9,000</text:p>
          </table:table-cell>
        </table:table-row>
        <table:table-row table:style-name="Table2.1">
          <table:table-cell office:value-type="string" table:style-name="Table2.A1">
            <text:p text:style-name="P6">Change in things</text:p>
          </table:table-cell>
          <table:table-cell office:value-type="string" table:style-name="Table2.A1">
            <text:p text:style-name="P11">over 9,000</text:p>
          </table:table-cell>
          <table:table-cell office:value-type="string" table:style-name="Table2.A1">
            <text:p text:style-name="P11">over 9,000</text:p>
          </table:table-cell>
          <table:table-cell office:value-type="string" table:style-name="Table2.D1">
            <text:p text:style-name="P11">over 9,000</text:p>
          </table:table-cell>
        </table:table-row>
        <table:table-row table:style-name="Table2.1">
          <table:table-cell office:value-type="string" table:style-name="Table2.A1">
            <text:list text:continue-list="list71359933" text:style-name="WW8Num6" xml:id="list1417818474">
              <text:list-item>
                <text:p text:style-name="P9">table2list7</text:p>
                <text:list>
                  <text:list-item>
                    <text:p text:style-name="P8">table2list8</text:p>
                  </text:list-item>
                </text:list>
              </text:list-item>
            </text:list>
          </table:table-cell>
          <table:table-cell office:value-type="string" table:style-name="Table2.A1">
            <text:p text:style-name="P2"/>
          </table:table-cell>
          <table:table-cell office:value-type="string" table:style-name="Table2.A1">
            <text:p text:style-name="P2"/>
          </table:table-cell>
          <table:table-cell office:value-type="string" table:style-name="Table2.D1">
            <text:p text:style-name="P2"/>
          </table:table-cell>
        </table:table-row>
        <table:table-row table:style-name="Table2.1">
          <table:table-cell office:value-type="string" table:style-name="Table2.A1">
            <text:list text:continue-numbering="true" text:style-name="WW8Num6" xml:id="list377910716">
              <text:list-item>
                <text:p text:style-name="P9">table2list9</text:p>
              </text:list-item>
            </text:list>
          </table:table-cell>
          <table:table-cell office:value-type="string" table:style-name="Table2.A1">
            <text:p text:style-name="P2"/>
          </table:table-cell>
          <table:table-cell office:value-type="string" table:style-name="Table2.A1">
            <text:p text:style-name="P2"/>
          </table:table-cell>
          <table:table-cell office:value-type="string" table:style-name="Table2.D1">
            <text:p text:style-name="P2"/>
          </table:table-cell>
        </table:table-row>
        <table:table-row table:style-name="Table2.1">
          <table:table-cell office:value-type="string" table:style-name="Table2.A1">
            <text:list text:continue-numbering="true" text:style-name="WW8Num6" xml:id="list1808099662">
              <text:list-item>
                <text:p text:style-name="P9">table2list10</text:p>
                <text:list>
                  <text:list-item>
                    <text:p text:style-name="P8">table2list11</text:p>
                  </text:list-item>
                </text:list>
              </text:list-item>
            </text:list>
          </table:table-cell>
          <table:table-cell office:value-type="string" table:style-name="Table2.A1">
            <text:p text:style-name="P2"/>
          </table:table-cell>
          <table:table-cell office:value-type="string" table:style-name="Table2.A1">
            <text:p text:style-name="P2"/>
          </table:table-cell>
          <table:table-cell office:value-type="string" table:style-name="Table2.D1">
            <text:p text:style-name="P2"/>
          </table:table-cell>
        </table:table-row>
        <table:table-row table:style-name="Table2.1">
          <table:table-cell office:value-type="string" table:style-name="Table2.A1">
            <text:list text:continue-list="list767385876" text:style-name="WW8Num1" xml:id="list124021176">
              <text:list-item>
                <text:p text:style-name="P10">table2list12</text:p>
              </text:list-item>
            </text:list>
          </table:table-cell>
          <table:table-cell office:value-type="string" table:style-name="Table2.A1">
            <text:p text:style-name="P2"/>
          </table:table-cell>
          <table:table-cell office:value-type="string" table:style-name="Table2.A1">
            <text:p text:style-name="P2"/>
          </table:table-cell>
          <table:table-cell office:value-type="string" table:style-name="Table2.D1">
            <text:p text:style-name="P2"/>
          </table:table-cell>
        </table:table-row>
      </table:table>
      <text:p text:style-name="ORG_20_Body_20_text"/>
      <text:p text:style-name="ORG_20_Body_20_text"/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office:value-type="string" table:style-name="Table3.A1">
            <text:p text:style-name="P1"/>
          </table:table-cell>
          <table:table-cell office:value-type="string" table:style-name="Table3.A1">
            <text:p text:style-name="P15">Table3Heading1</text:p>
          </table:table-cell>
          <table:table-cell office:value-type="string" table:style-name="Table3.A1">
            <text:p text:style-name="P15">Table3Heading2</text:p>
          </table:table-cell>
          <table:table-cell office:value-type="string" table:style-name="Table3.D1">
            <text:p text:style-name="P15">Table3Heading3</text:p>
          </table:table-cell>
        </table:table-row>
        <table:table-row table:style-name="Table3.1">
          <table:table-cell office:value-type="string" table:style-name="Table3.A1">
            <text:p text:style-name="P6">Total Stuff</text:p>
          </table:table-cell>
          <table:table-cell office:value-type="string" table:style-name="Table3.A1">
            <text:p text:style-name="P12">over 9,000</text:p>
          </table:table-cell>
          <table:table-cell office:value-type="string" table:style-name="Table3.A1">
            <text:p text:style-name="P12">over 9,000</text:p>
          </table:table-cell>
          <table:table-cell office:value-type="string" table:style-name="Table3.D1">
            <text:p text:style-name="P12">over 9,000</text:p>
          </table:table-cell>
        </table:table-row>
        <table:table-row table:style-name="Table3.1">
          <table:table-cell office:value-type="string" table:style-name="Table3.A1">
            <text:p text:style-name="P6">Total stuff</text:p>
          </table:table-cell>
          <table:table-cell office:value-type="string" table:style-name="Table3.A1">
            <text:p text:style-name="P12">over 9,000</text:p>
          </table:table-cell>
          <table:table-cell office:value-type="string" table:style-name="Table3.A1">
            <text:p text:style-name="P12">over 9,000</text:p>
          </table:table-cell>
          <table:table-cell office:value-type="string" table:style-name="Table3.D1">
            <text:p text:style-name="P12">over 9,000</text:p>
          </table:table-cell>
        </table:table-row>
        <table:table-row table:style-name="Table3.1">
          <table:table-cell office:value-type="string" table:style-name="Table3.A1">
            <text:p text:style-name="P6">Change in things</text:p>
          </table:table-cell>
          <table:table-cell office:value-type="string" table:style-name="Table3.A1">
            <text:p text:style-name="P12">over 9,000</text:p>
          </table:table-cell>
          <table:table-cell office:value-type="string" table:style-name="Table3.A1">
            <text:p text:style-name="P12">over 9,000</text:p>
          </table:table-cell>
          <table:table-cell office:value-type="string" table:style-name="Table3.D1">
            <text:p text:style-name="P12">over 9,000</text:p>
          </table:table-cell>
        </table:table-row>
        <table:table-row table:style-name="Table3.1">
          <table:table-cell office:value-type="string" table:style-name="Table3.A1">
            <text:list text:continue-list="list1808099662" text:style-name="WW8Num6" xml:id="list1100722468">
              <text:list-item>
                <text:p text:style-name="P9">table3list13</text:p>
                <text:list>
                  <text:list-item>
                    <text:p text:style-name="P8">table3list14</text:p>
                  </text:list-item>
                </text:list>
              </text:list-item>
            </text:list>
          </table:table-cell>
          <table:table-cell office:value-type="string" table:style-name="Table3.A1">
            <text:p text:style-name="P2"/>
          </table:table-cell>
          <table:table-cell office:value-type="string" table:style-name="Table3.A1">
            <text:p text:style-name="P2"/>
          </table:table-cell>
          <table:table-cell office:value-type="string" table:style-name="Table3.D1">
            <text:p text:style-name="P2"/>
          </table:table-cell>
        </table:table-row>
        <table:table-row table:style-name="Table3.1">
          <table:table-cell office:value-type="string" table:style-name="Table3.A1">
            <text:list text:continue-numbering="true" text:style-name="WW8Num6" xml:id="list1983691454">
              <text:list-item>
                <text:p text:style-name="P9">table3list15</text:p>
              </text:list-item>
            </text:list>
          </table:table-cell>
          <table:table-cell office:value-type="string" table:style-name="Table3.A1">
            <text:p text:style-name="P2"/>
          </table:table-cell>
          <table:table-cell office:value-type="string" table:style-name="Table3.A1">
            <text:p text:style-name="P2"/>
          </table:table-cell>
          <table:table-cell office:value-type="string" table:style-name="Table3.D1">
            <text:p text:style-name="P2"/>
          </table:table-cell>
        </table:table-row>
        <table:table-row table:style-name="Table3.1">
          <table:table-cell office:value-type="string" table:style-name="Table3.A1">
            <text:list text:continue-numbering="true" text:style-name="WW8Num6" xml:id="list267121721">
              <text:list-item>
                <text:p text:style-name="P9">table3list16</text:p>
                <text:list>
                  <text:list-item>
                    <text:p text:style-name="P8">table3list17</text:p>
                  </text:list-item>
                </text:list>
              </text:list-item>
            </text:list>
          </table:table-cell>
          <table:table-cell office:value-type="string" table:style-name="Table3.A1">
            <text:p text:style-name="P2"/>
          </table:table-cell>
          <table:table-cell office:value-type="string" table:style-name="Table3.A1">
            <text:p text:style-name="P2"/>
          </table:table-cell>
          <table:table-cell office:value-type="string" table:style-name="Table3.D1">
            <text:p text:style-name="P2"/>
          </table:table-cell>
        </table:table-row>
        <table:table-row table:style-name="Table3.1">
          <table:table-cell office:value-type="string" table:style-name="Table3.A1">
            <text:list text:continue-list="list124021176" text:style-name="WW8Num1" xml:id="list1754823450">
              <text:list-item>
                <text:p text:style-name="P10">table3list18</text:p>
              </text:list-item>
            </text:list>
          </table:table-cell>
          <table:table-cell office:value-type="string" table:style-name="Table3.A1">
            <text:p text:style-name="P2"/>
          </table:table-cell>
          <table:table-cell office:value-type="string" table:style-name="Table3.A1">
            <text:p text:style-name="P2"/>
          </table:table-cell>
          <table:table-cell office:value-type="string" table:style-name="Table3.D1">
            <text:p text:style-name="P2"/>
          </table:table-cell>
        </table:table-row>
      </table:table>
      <text:p text:style-name="ORG_20_Body_20_text"/>
      <text:p text:style-name="ORG_20_Body_20_text"/>
      <text:p text:style-name="ORG_20_Body_20_text"/>
      <text:p text:style-name="ORG_20_Body_20_text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office:value-type="string" table:style-name="Table4.A1">
            <text:p text:style-name="P1"/>
          </table:table-cell>
          <table:table-cell office:value-type="string" table:style-name="Table4.A1">
            <text:p text:style-name="P13">Table4Heading1</text:p>
          </table:table-cell>
          <table:table-cell office:value-type="string" table:style-name="Table4.A1">
            <text:p text:style-name="P13">Table4Heading2</text:p>
          </table:table-cell>
          <table:table-cell office:value-type="string" table:style-name="Table4.D1">
            <text:p text:style-name="P13">Table4Heading3</text:p>
          </table:table-cell>
        </table:table-row>
        <table:table-row table:style-name="Table4.1">
          <table:table-cell office:value-type="string" table:style-name="Table4.A1">
            <text:p text:style-name="P6">Total Stuff</text:p>
          </table:table-cell>
          <table:table-cell office:value-type="string" table:style-name="Table4.A1">
            <text:p text:style-name="P12">over 9,000</text:p>
          </table:table-cell>
          <table:table-cell office:value-type="string" table:style-name="Table4.A1">
            <text:p text:style-name="P12">over 9,000</text:p>
          </table:table-cell>
          <table:table-cell office:value-type="string" table:style-name="Table4.D1">
            <text:p text:style-name="P12">over 9,000</text:p>
          </table:table-cell>
        </table:table-row>
        <table:table-row table:style-name="Table4.1">
          <table:table-cell office:value-type="string" table:style-name="Table4.A1">
            <text:p text:style-name="P6">Total stuff</text:p>
          </table:table-cell>
          <table:table-cell office:value-type="string" table:style-name="Table4.A1">
            <text:p text:style-name="P12">over 9,000</text:p>
          </table:table-cell>
          <table:table-cell office:value-type="string" table:style-name="Table4.A1">
            <text:p text:style-name="P12">over 9,000</text:p>
          </table:table-cell>
          <table:table-cell office:value-type="string" table:style-name="Table4.D1">
            <text:p text:style-name="P12">over 9,000</text:p>
          </table:table-cell>
        </table:table-row>
        <table:table-row table:style-name="Table4.1">
          <table:table-cell office:value-type="string" table:style-name="Table4.A1">
            <text:p text:style-name="P6">Change in things</text:p>
          </table:table-cell>
          <table:table-cell office:value-type="string" table:style-name="Table4.A1">
            <text:p text:style-name="P12">over 9,000</text:p>
          </table:table-cell>
          <table:table-cell office:value-type="string" table:style-name="Table4.A1">
            <text:p text:style-name="P12">over 9,000</text:p>
          </table:table-cell>
          <table:table-cell office:value-type="string" table:style-name="Table4.D1">
            <text:p text:style-name="P12">over 9,000</text:p>
          </table:table-cell>
        </table:table-row>
        <table:table-row table:style-name="Table4.1">
          <table:table-cell office:value-type="string" table:style-name="Table4.A1">
            <text:list text:continue-list="list267121721" text:style-name="WW8Num6" xml:id="list1884157228">
              <text:list-item>
                <text:p text:style-name="P9">table4list19</text:p>
                <text:list>
                  <text:list-item>
                    <text:p text:style-name="P8">table4list20</text:p>
                  </text:list-item>
                </text:list>
              </text:list-item>
            </text:list>
          </table:table-cell>
          <table:table-cell office:value-type="string" table:style-name="Table4.A1">
            <text:p text:style-name="P2"/>
          </table:table-cell>
          <table:table-cell office:value-type="string" table:style-name="Table4.A1">
            <text:p text:style-name="P2"/>
          </table:table-cell>
          <table:table-cell office:value-type="string" table:style-name="Table4.D1">
            <text:p text:style-name="P2"/>
          </table:table-cell>
        </table:table-row>
        <table:table-row table:style-name="Table4.1">
          <table:table-cell office:value-type="string" table:style-name="Table4.A1">
            <text:list text:continue-numbering="true" text:style-name="WW8Num6" xml:id="list318561499">
              <text:list-item>
                <text:p text:style-name="P9">table4list21</text:p>
              </text:list-item>
            </text:list>
          </table:table-cell>
          <table:table-cell office:value-type="string" table:style-name="Table4.A1">
            <text:p text:style-name="P2"/>
          </table:table-cell>
          <table:table-cell office:value-type="string" table:style-name="Table4.A1">
            <text:p text:style-name="P2"/>
          </table:table-cell>
          <table:table-cell office:value-type="string" table:style-name="Table4.D1">
            <text:p text:style-name="P2"/>
          </table:table-cell>
        </table:table-row>
        <table:table-row table:style-name="Table4.1">
          <table:table-cell office:value-type="string" table:style-name="Table4.A1">
            <text:list text:continue-numbering="true" text:style-name="WW8Num6" xml:id="list2156867392">
              <text:list-item>
                <text:p text:style-name="P9">table4list22</text:p>
                <text:list>
                  <text:list-item>
                    <text:p text:style-name="P8">table4list23</text:p>
                  </text:list-item>
                </text:list>
              </text:list-item>
            </text:list>
          </table:table-cell>
          <table:table-cell office:value-type="string" table:style-name="Table4.A1">
            <text:p text:style-name="P2"/>
          </table:table-cell>
          <table:table-cell office:value-type="string" table:style-name="Table4.A1">
            <text:p text:style-name="P2"/>
          </table:table-cell>
          <table:table-cell office:value-type="string" table:style-name="Table4.D1">
            <text:p text:style-name="P2"/>
          </table:table-cell>
        </table:table-row>
        <table:table-row table:style-name="Table4.1">
          <table:table-cell office:value-type="string" table:style-name="Table4.A1">
            <text:list text:continue-list="list1754823450" text:style-name="WW8Num1" xml:id="list187273698">
              <text:list-item>
                <text:p text:style-name="P10">table4list24</text:p>
              </text:list-item>
            </text:list>
          </table:table-cell>
          <table:table-cell office:value-type="string" table:style-name="Table4.A1">
            <text:p text:style-name="P2"/>
          </table:table-cell>
          <table:table-cell office:value-type="string" table:style-name="Table4.A1">
            <text:p text:style-name="P2"/>
          </table:table-cell>
          <table:table-cell office:value-type="string" table:style-name="Table4.D1">
            <text:p text:style-name="P2"/>
          </table:table-cell>
        </table:table-row>
      </table:table>
      <text:p text:style-name="ORG_20_Body_20_text"/>
    </office:text>
  </office:body>
</office:document-content>
</file>

<file path=styles.xml><?xml version="1.0" encoding="utf-8"?>
<office:document-styles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grddl:transformation="http://docs.oasis-open.org/office/1.2/xslt/odf2rdf.xsl" office:version="1.2">
  <office:font-face-decls>
    <style:font-face style:font-charset="x-symbol" style:font-pitch="variable" style:name="Wingdings" svg:font-family="Wingdings"/>
    <style:font-face style:font-charset="x-symbol" style:font-family-generic="roman" style:font-pitch="variable" style:name="Symbol" svg:font-family="Symbol"/>
    <style:font-face style:name="Lohit Hindi1" svg:font-family="'Lohit Hindi'"/>
    <style:font-face style:font-family-generic="modern" style:name="Courier New" svg:font-family="'Courier New'"/>
    <style:font-face style:font-family-generic="modern" style:font-pitch="fixed" style:name="Courier New1" svg:font-family="'Courier New'"/>
    <style:font-face style:font-family-generic="roman" style:font-pitch="variable" style:name="Georgia" svg:font-family="Georgia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style:flow-with-text="false"/>
      <style:paragraph-properties style:font-independent-line-spacing="false" style:line-break="strict" style:text-autospace="ideograph-alpha" style:writing-mode="lr-tb">
        <style:tab-stops/>
      </style:paragraph-properties>
      <style:text-properties fo:country="NZ" fo:font-size="12pt" fo:language="en" style:country-asian="CN" style:country-complex="IN" style:font-size-asian="10.5pt" style:font-size-complex="12pt" style:language-asian="zh" style:language-complex="hi" style:use-window-font-color="true"/>
    </style:default-style>
    <style:default-style style:family="paragraph">
      <style:paragraph-properties fo:hyphenation-ladder-count="no-limit" style:line-break="strict" style:punctuation-wrap="hanging" style:tab-stop-distance="1.27cm" style:text-autospace="ideograph-alpha" style:writing-mode="page"/>
      <style:text-properties fo:country="NZ" fo:font-size="12pt" fo:hyphenate="false" fo:hyphenation-push-char-count="2" fo:hyphenation-remain-char-count="2" fo:language="en" style:country-asian="CN" style:country-complex="IN" style:font-name="Liberation Serif" style:font-name-asian="DejaVu Sans" style:font-name-complex="Lohit Hindi" style:font-size-asian="10.5pt" style:font-size-complex="12pt" style:language-asian="zh" style:language-complex="hi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fo:margin-bottom="0.212cm" fo:margin-top="0cm" fo:orphans="2" fo:text-align="justify" fo:widows="2" style:justify-single-word="false" style:writing-mode="lr-tb"/>
      <style:text-properties fo:country="NZ" fo:font-size="12pt" fo:language="en" style:country-complex="SA" style:font-name="Georgia" style:font-name-asian="Times New Roman" style:font-name-complex="Georgia" style:font-size-asian="12pt" style:font-size-complex="12pt" style:language-complex="ar" style:use-window-font-color="true"/>
    </style:style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Liberation Sans" style:font-name-asian="DejaVu Sans" style:font-name-complex="Lohit Hindi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list" style:family="paragraph" style:name="List" style:parent-style-name="Text_20_body">
      <style:text-properties style:font-name-complex="Lohit Hindi1" style:font-size-asian="12pt"/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2pt" fo:font-style="italic" style:font-name-complex="Lohit Hindi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Lohit Hindi1" style:font-size-asian="12pt"/>
    </style:style>
    <style:style style:class="text" style:default-outline-level="1" style:display-name="Heading 1" style:family="paragraph" style:name="Heading_20_1" style:next-style-name="ORG_20_Body_20_text" style:parent-style-name="Standard">
      <style:paragraph-properties fo:keep-together="always" fo:keep-with-next="always" fo:margin-bottom="0.212cm" fo:margin-top="0.423cm"/>
      <style:text-properties fo:font-weight="bold" style:font-name="Arial" style:font-name-asian="Times New Roman" style:font-name-complex="Times New Roman" style:font-size-complex="14pt" style:font-weight-asian="bold" style:font-weight-complex="bold"/>
    </style:style>
    <style:style style:class="text" style:default-outline-level="2" style:display-name="Heading 2" style:family="paragraph" style:name="Heading_20_2" style:next-style-name="ORG_20_Body_20_text" style:parent-style-name="Standard">
      <style:paragraph-properties fo:keep-together="always" fo:keep-with-next="always" fo:margin-bottom="0.212cm" fo:margin-top="0.423cm"/>
      <style:text-properties fo:font-style="italic" fo:font-weight="bold" style:font-name="Arial" style:font-name-asian="Times New Roman" style:font-name-complex="Times New Roman" style:font-size-complex="13pt" style:font-style-asian="italic" style:font-weight-asian="bold" style:font-weight-complex="bold"/>
    </style:style>
    <style:style style:class="text" style:default-outline-level="3" style:display-name="Heading 3" style:family="paragraph" style:name="Heading_20_3" style:next-style-name="ORG_20_Body_20_text" style:parent-style-name="Standard">
      <style:paragraph-properties fo:keep-together="always" fo:keep-with-next="always" fo:margin-bottom="0.212cm" fo:margin-top="0.423cm"/>
      <style:text-properties fo:font-size="11pt" fo:font-weight="bold" style:font-name="Arial" style:font-name-asian="Times New Roman" style:font-name-complex="Times New Roman" style:font-size-asian="11pt" style:font-weight-asian="bold" style:font-weight-complex="bold"/>
    </style:style>
    <style:style style:class="text" style:default-outline-level="4" style:display-name="Heading 4" style:family="paragraph" style:name="Heading_20_4" style:next-style-name="Standard" style:parent-style-name="Standard">
      <style:paragraph-properties fo:keep-together="always" fo:keep-with-next="always" fo:margin-bottom="0.212cm" fo:margin-top="0.423cm"/>
      <style:text-properties fo:font-size="11pt" fo:font-style="italic" fo:font-weight="bold" style:font-name="Arial" style:font-name-asian="Times New Roman" style:font-name-complex="Times New Roman" style:font-size-asian="11pt" style:font-style-asian="italic" style:font-style-complex="italic" style:font-weight-asian="bold" style:font-weight-complex="bold"/>
    </style:style>
    <style:style style:class="text" style:default-outline-level="5" style:display-name="Heading 5" style:family="paragraph" style:name="Heading_20_5" style:next-style-name="Standard" style:parent-style-name="Standard">
      <style:paragraph-properties fo:keep-together="always" fo:keep-with-next="always" fo:margin-bottom="0.212cm" fo:margin-top="0.423cm"/>
      <style:text-properties fo:font-size="10pt" fo:font-weight="bold" style:font-name="Arial" style:font-name-asian="Times New Roman" style:font-name-complex="Times New Roman" style:font-size-asian="10pt" style:font-weight-asian="bold"/>
    </style:style>
    <style:style style:class="text" style:default-outline-level="6" style:display-name="Heading 6" style:family="paragraph" style:name="Heading_20_6" style:next-style-name="Standard" style:parent-style-name="Standard">
      <style:paragraph-properties fo:keep-together="always" fo:keep-with-next="always" fo:margin-bottom="0.212cm" fo:margin-top="0.423cm"/>
      <style:text-properties fo:font-size="10pt" fo:font-style="italic" fo:font-weight="bold" style:font-name="Arial" style:font-name-asian="Times New Roman" style:font-name-complex="Times New Roman" style:font-size-asian="10pt" style:font-style-asian="italic" style:font-style-complex="italic" style:font-weight-asian="bold"/>
    </style:style>
    <style:style style:class="chapter" style:family="paragraph" style:name="Title" style:next-style-name="ORG_20_Body_20_text" style:parent-style-name="Heading_20_1">
      <style:paragraph-properties fo:margin-bottom="0.423cm" fo:margin-top="0.423cm"/>
      <style:text-properties fo:font-size="20pt" fo:letter-spacing="0.009cm" style:font-size-asian="20pt" style:font-size-complex="26pt" style:letter-kerning="true"/>
    </style:style>
    <style:style style:class="chapter" style:family="paragraph" style:name="Subtitle" style:next-style-name="Text_20_body" style:parent-style-name="Heading">
      <style:paragraph-properties fo:text-align="center" style:justify-single-word="false"/>
      <style:text-properties fo:font-size="14pt" fo:font-style="italic" style:font-size-asian="14pt" style:font-size-complex="14pt" style:font-style-asian="italic" style:font-style-complex="italic"/>
    </style:style>
    <style:style style:display-name="ORG Body text" style:family="paragraph" style:name="ORG_20_Body_20_text" style:parent-style-name="Standard"/>
    <style:style style:display-name="ORG body text Bold" style:family="paragraph" style:name="ORG_20_body_20_text_20_Bold" style:next-style-name="ORG_20_Body_20_text" style:parent-style-name="ORG_20_Body_20_text">
      <style:paragraph-properties fo:margin-bottom="0.212cm" fo:margin-top="0.212cm"/>
      <style:text-properties fo:font-weight="bold" style:font-weight-asian="bold"/>
    </style:style>
    <style:style style:family="paragraph" style:name="Date" style:next-style-name="Standard" style:parent-style-name="Standard"/>
    <style:style style:class="extra" style:family="paragraph" style:name="Footnote" style:parent-style-name="Standard">
      <style:paragraph-properties fo:margin-bottom="0cm" fo:margin-top="0cm"/>
      <style:text-properties fo:font-size="8pt" style:font-size-asian="8pt" style:font-size-complex="10pt"/>
    </style:style>
    <style:style style:class="extra" style:family="paragraph" style:name="Footer" style:parent-style-name="Standard">
      <style:paragraph-properties fo:margin-bottom="0cm" fo:margin-top="0cm"/>
      <style:text-properties fo:font-size="9pt" style:font-size-asian="9pt"/>
    </style:style>
    <style:style style:class="extra" style:family="paragraph" style:name="Header" style:parent-style-name="Standard">
      <style:paragraph-properties fo:margin-bottom="0cm" fo:margin-top="0cm"/>
    </style:style>
    <style:style style:class="extra" style:family="paragraph" style:name="Endnote" style:parent-style-name="Standard">
      <style:paragraph-properties fo:margin-bottom="0cm" fo:margin-top="0cm"/>
      <style:text-properties fo:font-size="10pt" style:font-size-asian="10pt" style:font-size-complex="10pt"/>
    </style:style>
    <style:style style:display-name="ORG Table Title" style:family="paragraph" style:name="ORG_20_Table_20_Title" style:parent-style-name="Standard">
      <style:paragraph-properties fo:margin-bottom="0.212cm" fo:margin-top="0.423cm"/>
      <style:text-properties fo:font-weight="bold" style:font-name="Arial" style:font-weight-asian="bold"/>
    </style:style>
    <style:style style:display-name="ORG Table Text" style:family="paragraph" style:name="ORG_20_Table_20_Text" style:parent-style-name="ORG_20_Table_20_Title">
      <style:paragraph-properties fo:margin-bottom="0.106cm" fo:margin-top="0.106cm"/>
      <style:text-properties fo:font-size="10pt" fo:font-weight="normal" style:font-size-asian="10pt" style:font-weight-asian="normal"/>
    </style:style>
    <style:style style:display-name="ORG Table Header Top" style:family="paragraph" style:name="ORG_20_Table_20_Header_20_Top" style:next-style-name="ORG_20_Table_20_Text" style:parent-style-name="ORG_20_Body_20_text">
      <style:paragraph-properties fo:margin-bottom="0.212cm" fo:margin-top="0.212cm" fo:text-align="center" style:justify-single-word="false"/>
      <style:text-properties fo:font-size="10pt" fo:font-weight="bold" style:font-name="Arial" style:font-size-asian="10pt" style:font-weight-asian="bold"/>
    </style:style>
    <style:style style:display-name="ORG Table Header Left" style:family="paragraph" style:name="ORG_20_Table_20_Header_20_Left" style:next-style-name="ORG_20_Table_20_Text" style:parent-style-name="ORG_20_Table_20_Header_20_Top">
      <style:paragraph-properties fo:text-align="start" style:justify-single-word="false"/>
    </style:style>
    <style:style style:display-name="ORG Bullet 1" style:family="paragraph" style:name="ORG_20_Bullet_20_1" style:parent-style-name="ORG_20_Body_20_text">
      <style:paragraph-properties fo:margin-left="2cm" fo:margin-right="0cm" fo:text-indent="-1cm" style:auto-text-indent="false"/>
      <style:text-properties style:font-name-asian="Times New Roman" style:font-name-complex="Times New Roman"/>
    </style:style>
    <style:style style:display-name="ORG Bullet 2" style:family="paragraph" style:list-style-name="WW8Num9" style:name="ORG_20_Bullet_20_2" style:parent-style-name="ORG_20_Bullet_20_1">
      <style:paragraph-properties fo:margin-left="3cm" fo:margin-right="0cm" fo:text-indent="-1cm" style:auto-text-indent="false"/>
    </style:style>
    <style:style style:display-name="ORG Numbering" style:family="paragraph" style:name="ORG_20_Numbering" style:parent-style-name="ORG_20_Body_20_text">
      <style:paragraph-properties fo:margin-left="1cm" fo:margin-right="0cm" fo:text-indent="-1cm" style:auto-text-indent="false"/>
      <style:text-properties style:font-name-asian="Times New Roman" style:font-name-complex="Times New Roman"/>
    </style:style>
    <style:style style:display-name="ORG Numbered list 1" style:family="paragraph" style:name="ORG_20_Numbered_20_list_20_1" style:parent-style-name="ORG_20_Body_20_text">
      <style:paragraph-properties fo:margin-left="1cm" fo:margin-right="0cm" fo:text-indent="-1cm" style:auto-text-indent="false"/>
      <style:text-properties style:font-name-asian="Times New Roman" style:font-name-complex="Times New Roman"/>
    </style:style>
    <style:style style:display-name="ORG Numbered list 2" style:family="paragraph" style:list-style-name="WW8Num7" style:name="ORG_20_Numbered_20_list_20_2" style:parent-style-name="ORG_20_Body_20_text">
      <style:paragraph-properties fo:margin-left="2cm" fo:margin-right="0cm" fo:text-indent="-1cm" style:auto-text-indent="false"/>
      <style:text-properties style:font-name-asian="Times New Roman" style:font-name-complex="Times New Roman"/>
    </style:style>
    <style:style style:display-name="ORG Numbered list 3" style:family="paragraph" style:list-style-name="WW8Num11" style:name="ORG_20_Numbered_20_list_20_3" style:parent-style-name="ORG_20_Numbered_20_list_20_2">
      <style:paragraph-properties fo:margin-left="3.501cm" fo:margin-right="0cm" fo:text-indent="-1.501cm" style:auto-text-indent="false"/>
    </style:style>
    <style:style style:display-name="ORG Bullet 3" style:family="paragraph" style:name="ORG_20_Bullet_20_3" style:parent-style-name="ORG_20_Bullet_20_2">
      <style:paragraph-properties fo:margin-left="4.001cm" fo:margin-right="0cm" fo:text-indent="-1cm" style:auto-text-indent="false"/>
    </style:style>
    <style:style style:display-name="Table Text" style:family="paragraph" style:name="Table_20_Text" style:parent-style-name="Standard">
      <style:paragraph-properties fo:margin-bottom="0.106cm" fo:margin-top="0.106cm" fo:text-align="start" style:justify-single-word="false"/>
      <style:text-properties fo:color="#000000" fo:country="US" fo:font-size="9pt" fo:language="en" style:font-name="Arial" style:font-size-asian="9pt" style:font-size-complex="9pt" style:font-weight-complex="bold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family="text" style:name="WW8Num1z0">
      <style:text-properties style:font-name="Symbol"/>
    </style:style>
    <style:style style:family="text" style:name="WW8Num1z1">
      <style:text-properties style:font-name="Courier New" style:font-name-complex="Courier New"/>
    </style:style>
    <style:style style:family="text" style:name="WW8Num1z2">
      <style:text-properties style:font-name="Wingdings"/>
    </style:style>
    <style:style style:family="text" style:name="WW8Num2z0">
      <style:text-properties style:font-name="Symbol"/>
    </style:style>
    <style:style style:family="text" style:name="WW8Num2z1">
      <style:text-properties style:font-name="Courier New" style:font-name-complex="Courier New"/>
    </style:style>
    <style:style style:family="text" style:name="WW8Num2z2">
      <style:text-properties style:font-name="Wingdings"/>
    </style:style>
    <style:style style:family="text" style:name="WW8Num6z0">
      <style:text-properties style:font-name="Symbol"/>
    </style:style>
    <style:style style:family="text" style:name="WW8Num6z1">
      <style:text-properties style:font-name="Courier New" style:font-name-complex="Courier New"/>
    </style:style>
    <style:style style:family="text" style:name="WW8Num6z2">
      <style:text-properties style:font-name="Wingdings"/>
    </style:style>
    <style:style style:family="text" style:name="WW8Num8z0">
      <style:text-properties style:font-name="Symbol"/>
    </style:style>
    <style:style style:family="text" style:name="WW8Num8z1">
      <style:text-properties style:font-name="Courier New" style:font-name-complex="Courier New"/>
    </style:style>
    <style:style style:family="text" style:name="WW8Num8z2">
      <style:text-properties style:font-name="Wingdings"/>
    </style:style>
    <style:style style:family="text" style:name="WW8Num9z0">
      <style:text-properties style:font-name="Symbol"/>
    </style:style>
    <style:style style:family="text" style:name="WW8Num9z1">
      <style:text-properties style:font-name="Courier New"/>
    </style:style>
    <style:style style:family="text" style:name="WW8Num9z2">
      <style:text-properties style:font-name="Wingdings"/>
    </style:style>
    <style:style style:family="text" style:name="WW8Num9z4">
      <style:text-properties style:font-name="Courier New" style:font-name-complex="Courier New"/>
    </style:style>
    <style:style style:family="text" style:name="WW8Num10z0">
      <style:text-properties style:font-name="Symbol"/>
    </style:style>
    <style:style style:family="text" style:name="WW8Num10z1">
      <style:text-properties style:font-name="Courier New" style:font-name-complex="Courier New"/>
    </style:style>
    <style:style style:family="text" style:name="WW8Num10z2">
      <style:text-properties style:font-name="Wingdings"/>
    </style:style>
    <style:style style:family="text" style:name="WW8Num12z0">
      <style:text-properties style:font-name="Symbol"/>
    </style:style>
    <style:style style:family="text" style:name="WW8Num12z1">
      <style:text-properties style:font-name="Courier New"/>
    </style:style>
    <style:style style:family="text" style:name="WW8Num12z2">
      <style:text-properties style:font-name="Wingdings"/>
    </style:style>
    <style:style style:family="text" style:name="WW8Num12z4">
      <style:text-properties style:font-name="Courier New" style:font-name-complex="Courier New"/>
    </style:style>
    <style:style style:display-name="Default Paragraph Font" style:family="text" style:name="Default_20_Paragraph_20_Font"/>
    <style:style style:display-name="Title Char" style:family="text" style:name="Title_20_Char" style:parent-style-name="Default_20_Paragraph_20_Font">
      <style:text-properties fo:font-size="20pt" fo:font-weight="bold" fo:letter-spacing="0.009cm" style:font-name="Arial" style:font-name-asian="Times New Roman" style:font-name-complex="Times New Roman" style:font-size-asian="20pt" style:font-size-complex="26pt" style:font-weight-asian="bold" style:font-weight-complex="bold" style:letter-kerning="true"/>
    </style:style>
    <style:style style:display-name="Heading 1 Char" style:family="text" style:name="Heading_20_1_20_Char" style:parent-style-name="Default_20_Paragraph_20_Font">
      <style:text-properties fo:font-size="12pt" fo:font-weight="bold" style:font-name="Arial" style:font-name-asian="Times New Roman" style:font-name-complex="Times New Roman" style:font-size-asian="12pt" style:font-size-complex="14pt" style:font-weight-asian="bold" style:font-weight-complex="bold"/>
    </style:style>
    <style:style style:display-name="Heading 2 Char" style:family="text" style:name="Heading_20_2_20_Char" style:parent-style-name="Default_20_Paragraph_20_Font">
      <style:text-properties fo:font-style="italic" fo:font-weight="bold" style:font-name="Arial" style:font-name-asian="Times New Roman" style:font-name-complex="Times New Roman" style:font-size-complex="13pt" style:font-style-asian="italic" style:font-weight-asian="bold" style:font-weight-complex="bold"/>
    </style:style>
    <style:style style:display-name="Date Char" style:family="text" style:name="Date_20_Char" style:parent-style-name="Default_20_Paragraph_20_Font"/>
    <style:style style:display-name="Footnote Text Char" style:family="text" style:name="Footnote_20_Text_20_Char" style:parent-style-name="Default_20_Paragraph_20_Font">
      <style:text-properties fo:font-size="8pt" style:font-size-asian="8pt" style:font-size-complex="10pt"/>
    </style:style>
    <style:style style:display-name="Heading 3 Char" style:family="text" style:name="Heading_20_3_20_Char" style:parent-style-name="Default_20_Paragraph_20_Font">
      <style:text-properties fo:font-size="11pt" fo:font-weight="bold" style:font-name="Arial" style:font-name-asian="Times New Roman" style:font-name-complex="Times New Roman" style:font-size-asian="11pt" style:font-weight-asian="bold" style:font-weight-complex="bold"/>
    </style:style>
    <style:style style:display-name="Heading 4 Char" style:family="text" style:name="Heading_20_4_20_Char" style:parent-style-name="Default_20_Paragraph_20_Font">
      <style:text-properties fo:font-size="11pt" fo:font-style="italic" fo:font-weight="bold" style:font-name="Arial" style:font-name-asian="Times New Roman" style:font-name-complex="Times New Roman" style:font-size-asian="11pt" style:font-style-asian="italic" style:font-style-complex="italic" style:font-weight-asian="bold" style:font-weight-complex="bold"/>
    </style:style>
    <style:style style:display-name="Heading 5 Char" style:family="text" style:name="Heading_20_5_20_Char" style:parent-style-name="Default_20_Paragraph_20_Font">
      <style:text-properties fo:font-size="10pt" fo:font-weight="bold" style:font-name="Arial" style:font-name-asian="Times New Roman" style:font-name-complex="Times New Roman" style:font-size-asian="10pt" style:font-weight-asian="bold"/>
    </style:style>
    <style:style style:display-name="Heading 6 Char" style:family="text" style:name="Heading_20_6_20_Char" style:parent-style-name="Default_20_Paragraph_20_Font">
      <style:text-properties fo:font-size="10pt" fo:font-style="italic" fo:font-weight="bold" style:font-name="Arial" style:font-name-asian="Times New Roman" style:font-name-complex="Times New Roman" style:font-size-asian="10pt" style:font-style-asian="italic" style:font-style-complex="italic" style:font-weight-asian="bold"/>
    </style:style>
    <style:style style:display-name="Footer Char" style:family="text" style:name="Footer_20_Char" style:parent-style-name="Default_20_Paragraph_20_Font">
      <style:text-properties fo:font-size="9pt" style:font-size-asian="9pt"/>
    </style:style>
    <style:style style:display-name="Header Char" style:family="text" style:name="Header_20_Char" style:parent-style-name="Default_20_Paragraph_20_Font"/>
    <style:style style:display-name="Endnote Text Char" style:family="text" style:name="Endnote_20_Text_20_Char" style:parent-style-name="Default_20_Paragraph_20_Font">
      <style:text-properties fo:font-size="10pt" style:font-size-asian="10pt" style:font-size-complex="10pt"/>
    </style:style>
    <style:style style:display-name="Endnote Symbol" style:family="text" style:name="Endnote_20_Symbol" style:parent-style-name="Default_20_Paragraph_20_Font">
      <style:text-properties style:text-position="super 58%"/>
    </style:style>
    <style:style style:display-name="Footnote Symbol" style:family="text" style:name="Footnote_20_Symbol" style:parent-style-name="Default_20_Paragraph_20_Font">
      <style:text-properties style:text-position="super 58%"/>
    </style:style>
    <style:style style:display-name="ORG Body text Char" style:family="text" style:name="ORG_20_Body_20_text_20_Char" style:parent-style-name="Default_20_Paragraph_20_Font"/>
    <style:style style:display-name="ORG body text Bold Char" style:family="text" style:name="ORG_20_body_20_text_20_Bold_20_Char" style:parent-style-name="ORG_20_Body_20_text_20_Char">
      <style:text-properties fo:font-weight="bold" style:font-weight-asian="bold"/>
    </style:style>
    <style:style style:family="graphic" style:name="Frame">
      <style:graphic-properties style:horizontal-pos="center" style:horizontal-rel="paragraph-content" style:number-wrapped-paragraphs="no-limit" style:vertical-pos="top" style:vertical-rel="paragraph-content" style:wrap="parallel" style:wrap-contour="false" svg:x="0cm" svg:y="0cm" text:anchor-type="paragraph"/>
    </style:style>
    <style:style style:family="graphic" style:name="Graphics">
      <style:graphic-properties style:horizontal-pos="center" style:horizontal-rel="paragraph" style:number-wrapped-paragraphs="no-limit" style:vertical-pos="top" style:vertical-rel="paragraph" style:wrap="dynamic" style:wrap-contour="false" svg:x="0cm" svg:y="0cm" text:anchor-type="paragraph"/>
    </style:style>
    <style:style style:family="graphic" style:name="OLE">
      <style:graphic-properties style:horizontal-pos="center" style:horizontal-rel="paragraph" style:number-wrapped-paragraphs="no-limit" style:vertical-pos="top" style:vertical-rel="paragraph" style:wrap="dynamic" style:wrap-contour="false" svg:x="0cm" svg:y="0cm" text:anchor-type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list-style style:name="WW8Num1" text:consecutive-numbering="true">
      <text:list-level-style-bullet style:num-suffix="." text:bullet-char="" text:level="1" text:style-name="WW8Num1z0">
        <style:list-level-properties text:list-level-position-and-space-mode="label-alignment">
          <style:list-level-label-alignment fo:margin-left="1.27cm" fo:text-indent="-0.635cm" text:label-followed-by="listtab"/>
        </style:list-level-properties>
        <style:text-properties style:font-name="Symbol"/>
      </text:list-level-style-bullet>
      <text:list-level-style-bullet style:num-suffix="." text:bullet-char="o" text:level="2" text:style-name="WW8Num1z1">
        <style:list-level-properties text:list-level-position-and-space-mode="label-alignment">
          <style:list-level-label-alignment fo:margin-left="2.54cm" fo:text-indent="-0.635cm" text:label-followed-by="listtab"/>
        </style:list-level-properties>
        <style:text-properties style:font-name="Courier New1"/>
      </text:list-level-style-bullet>
      <text:list-level-style-bullet style:num-suffix="." text:bullet-char="" text:level="3" text:style-name="WW8Num1z2">
        <style:list-level-properties text:list-level-position-and-space-mode="label-alignment">
          <style:list-level-label-alignment fo:margin-left="3.81cm" fo:text-indent="-0.635cm" text:label-followed-by="listtab"/>
        </style:list-level-properties>
        <style:text-properties style:font-name="Wingdings"/>
      </text:list-level-style-bullet>
      <text:list-level-style-bullet style:num-suffix="." text:bullet-char="" text:level="4" text:style-name="WW8Num1z0">
        <style:list-level-properties text:list-level-position-and-space-mode="label-alignment">
          <style:list-level-label-alignment fo:margin-left="5.08cm" fo:text-indent="-0.635cm" text:label-followed-by="listtab"/>
        </style:list-level-properties>
        <style:text-properties style:font-name="Symbol"/>
      </text:list-level-style-bullet>
      <text:list-level-style-bullet style:num-suffix="." text:bullet-char="o" text:level="5" text:style-name="WW8Num1z1">
        <style:list-level-properties text:list-level-position-and-space-mode="label-alignment">
          <style:list-level-label-alignment fo:margin-left="6.35cm" fo:text-indent="-0.635cm" text:label-followed-by="listtab"/>
        </style:list-level-properties>
        <style:text-properties style:font-name="Courier New1"/>
      </text:list-level-style-bullet>
      <text:list-level-style-bullet style:num-suffix="." text:bullet-char="" text:level="6" text:style-name="WW8Num1z2">
        <style:list-level-properties text:list-level-position-and-space-mode="label-alignment">
          <style:list-level-label-alignment fo:margin-left="7.62cm" fo:text-indent="-0.635cm" text:label-followed-by="listtab"/>
        </style:list-level-properties>
        <style:text-properties style:font-name="Wingdings"/>
      </text:list-level-style-bullet>
      <text:list-level-style-bullet style:num-suffix="." text:bullet-char="" text:level="7" text:style-name="WW8Num1z0">
        <style:list-level-properties text:list-level-position-and-space-mode="label-alignment">
          <style:list-level-label-alignment fo:margin-left="8.89cm" fo:text-indent="-0.635cm" text:label-followed-by="listtab"/>
        </style:list-level-properties>
        <style:text-properties style:font-name="Symbol"/>
      </text:list-level-style-bullet>
      <text:list-level-style-bullet style:num-suffix="." text:bullet-char="o" text:level="8" text:style-name="WW8Num1z1">
        <style:list-level-properties text:list-level-position-and-space-mode="label-alignment">
          <style:list-level-label-alignment fo:margin-left="10.16cm" fo:text-indent="-0.635cm" text:label-followed-by="listtab"/>
        </style:list-level-properties>
        <style:text-properties style:font-name="Courier New1"/>
      </text:list-level-style-bullet>
      <text:list-level-style-bullet style:num-suffix="." text:bullet-char="" text:level="9" text:style-name="WW8Num1z2">
        <style:list-level-properties text:list-level-position-and-space-mode="label-alignment">
          <style:list-level-label-alignment fo:margin-left="11.43cm" fo:text-indent="-0.635cm" text:label-followed-by="listtab"/>
        </style:list-level-properties>
        <style:text-properties style:font-name="Wingdings"/>
      </text:list-level-style-bullet>
      <text:list-level-style-number style:num-format="1" style:num-suffix="." text:level="10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text:list-style style:name="WW8Num2" text:consecutive-numbering="true">
      <text:list-level-style-bullet style:num-suffix="." text:bullet-char="" text:level="1" text:style-name="WW8Num2z0">
        <style:list-level-properties text:list-level-position-and-space-mode="label-alignment">
          <style:list-level-label-alignment fo:margin-left="1.27cm" fo:text-indent="-0.635cm" text:label-followed-by="listtab"/>
        </style:list-level-properties>
        <style:text-properties style:font-name="Symbol"/>
      </text:list-level-style-bullet>
      <text:list-level-style-bullet style:num-suffix="." text:bullet-char="o" text:level="2" text:style-name="WW8Num2z1">
        <style:list-level-properties text:list-level-position-and-space-mode="label-alignment">
          <style:list-level-label-alignment fo:margin-left="2.54cm" fo:text-indent="-0.635cm" text:label-followed-by="listtab"/>
        </style:list-level-properties>
        <style:text-properties style:font-name="Courier New1"/>
      </text:list-level-style-bullet>
      <text:list-level-style-bullet style:num-suffix="." text:bullet-char="" text:level="3" text:style-name="WW8Num2z2">
        <style:list-level-properties text:list-level-position-and-space-mode="label-alignment">
          <style:list-level-label-alignment fo:margin-left="3.81cm" fo:text-indent="-0.635cm" text:label-followed-by="listtab"/>
        </style:list-level-properties>
        <style:text-properties style:font-name="Wingdings"/>
      </text:list-level-style-bullet>
      <text:list-level-style-bullet style:num-suffix="." text:bullet-char="" text:level="4" text:style-name="WW8Num2z0">
        <style:list-level-properties text:list-level-position-and-space-mode="label-alignment">
          <style:list-level-label-alignment fo:margin-left="5.08cm" fo:text-indent="-0.635cm" text:label-followed-by="listtab"/>
        </style:list-level-properties>
        <style:text-properties style:font-name="Symbol"/>
      </text:list-level-style-bullet>
      <text:list-level-style-bullet style:num-suffix="." text:bullet-char="o" text:level="5" text:style-name="WW8Num2z1">
        <style:list-level-properties text:list-level-position-and-space-mode="label-alignment">
          <style:list-level-label-alignment fo:margin-left="6.35cm" fo:text-indent="-0.635cm" text:label-followed-by="listtab"/>
        </style:list-level-properties>
        <style:text-properties style:font-name="Courier New1"/>
      </text:list-level-style-bullet>
      <text:list-level-style-bullet style:num-suffix="." text:bullet-char="" text:level="6" text:style-name="WW8Num2z2">
        <style:list-level-properties text:list-level-position-and-space-mode="label-alignment">
          <style:list-level-label-alignment fo:margin-left="7.62cm" fo:text-indent="-0.635cm" text:label-followed-by="listtab"/>
        </style:list-level-properties>
        <style:text-properties style:font-name="Wingdings"/>
      </text:list-level-style-bullet>
      <text:list-level-style-bullet style:num-suffix="." text:bullet-char="" text:level="7" text:style-name="WW8Num2z0">
        <style:list-level-properties text:list-level-position-and-space-mode="label-alignment">
          <style:list-level-label-alignment fo:margin-left="8.89cm" fo:text-indent="-0.635cm" text:label-followed-by="listtab"/>
        </style:list-level-properties>
        <style:text-properties style:font-name="Symbol"/>
      </text:list-level-style-bullet>
      <text:list-level-style-bullet style:num-suffix="." text:bullet-char="o" text:level="8" text:style-name="WW8Num2z1">
        <style:list-level-properties text:list-level-position-and-space-mode="label-alignment">
          <style:list-level-label-alignment fo:margin-left="10.16cm" fo:text-indent="-0.635cm" text:label-followed-by="listtab"/>
        </style:list-level-properties>
        <style:text-properties style:font-name="Courier New1"/>
      </text:list-level-style-bullet>
      <text:list-level-style-bullet style:num-suffix="." text:bullet-char="" text:level="9" text:style-name="WW8Num2z2">
        <style:list-level-properties text:list-level-position-and-space-mode="label-alignment">
          <style:list-level-label-alignment fo:margin-left="11.43cm" fo:text-indent="-0.635cm" text:label-followed-by="listtab"/>
        </style:list-level-properties>
        <style:text-properties style:font-name="Wingdings"/>
      </text:list-level-style-bullet>
      <text:list-level-style-number style:num-format="1" style:num-suffix="." text:level="10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text:list-style style:name="WW8Num3">
      <text:list-level-style-number style:num-format="1" style:num-suffix="." text:level="1">
        <style:list-level-properties text:list-level-position-and-space-mode="label-alignment">
          <style:list-level-label-alignment fo:margin-left="0.635cm" fo:text-indent="-0.635cm" text:label-followed-by="listtab"/>
        </style:list-level-properties>
      </text:list-level-style-number>
      <text:list-level-style-number style:num-format="1" style:num-suffix="." text:display-levels="2" text:level="2">
        <style:list-level-properties text:list-level-position-and-space-mode="label-alignment">
          <style:list-level-label-alignment fo:margin-left="1.397cm" fo:text-indent="-0.762cm" text:label-followed-by="listtab"/>
        </style:list-level-properties>
      </text:list-level-style-number>
      <text:list-level-style-number style:num-format="1" style:num-suffix="." text:display-levels="3" text:level="3">
        <style:list-level-properties text:list-level-position-and-space-mode="label-alignment">
          <style:list-level-label-alignment fo:margin-left="2.159cm" fo:text-indent="-0.889cm" text:label-followed-by="listtab"/>
        </style:list-level-properties>
      </text:list-level-style-number>
      <text:list-level-style-number style:num-format="1" style:num-suffix="." text:display-levels="4" text:level="4">
        <style:list-level-properties text:list-level-position-and-space-mode="label-alignment">
          <style:list-level-label-alignment fo:margin-left="3.048cm" fo:text-indent="-1.143cm" text:label-followed-by="listtab"/>
        </style:list-level-properties>
      </text:list-level-style-number>
      <text:list-level-style-number style:num-format="1" style:num-suffix="." text:display-levels="5" text:level="5">
        <style:list-level-properties text:list-level-position-and-space-mode="label-alignment">
          <style:list-level-label-alignment fo:margin-left="3.937cm" fo:text-indent="-1.397cm" text:label-followed-by="listtab"/>
        </style:list-level-properties>
      </text:list-level-style-number>
      <text:list-level-style-number style:num-format="1" style:num-suffix="." text:display-levels="6" text:level="6">
        <style:list-level-properties text:list-level-position-and-space-mode="label-alignment">
          <style:list-level-label-alignment fo:margin-left="4.826cm" fo:text-indent="-1.651cm" text:label-followed-by="listtab"/>
        </style:list-level-properties>
      </text:list-level-style-number>
      <text:list-level-style-number style:num-format="1" style:num-suffix="." text:display-levels="7" text:level="7">
        <style:list-level-properties text:list-level-position-and-space-mode="label-alignment">
          <style:list-level-label-alignment fo:margin-left="5.715cm" fo:text-indent="-1.905cm" text:label-followed-by="listtab"/>
        </style:list-level-properties>
      </text:list-level-style-number>
      <text:list-level-style-number style:num-format="1" style:num-suffix="." text:display-levels="8" text:level="8">
        <style:list-level-properties text:list-level-position-and-space-mode="label-alignment">
          <style:list-level-label-alignment fo:margin-left="6.604cm" fo:text-indent="-2.159cm" text:label-followed-by="listtab"/>
        </style:list-level-properties>
      </text:list-level-style-number>
      <text:list-level-style-number style:num-format="1" style:num-suffix="." text:display-levels="9" text:level="9">
        <style:list-level-properties text:list-level-position-and-space-mode="label-alignment">
          <style:list-level-label-alignment fo:margin-left="7.62cm" fo:text-indent="-2.54cm" text:label-followed-by="listtab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text:list-style style:name="WW8Num4">
      <text:list-level-style-number style:num-format="1" text:level="1">
        <style:list-level-properties text:list-level-position-and-space-mode="label-alignment">
          <style:list-level-label-alignment fo:margin-left="0.635cm" fo:text-indent="-0.635cm" text:label-followed-by="listtab"/>
        </style:list-level-properties>
      </text:list-level-style-number>
      <text:list-level-style-number style:num-format="1" style:num-suffix="." text:display-levels="2" text:level="2">
        <style:list-level-properties text:list-level-position-and-space-mode="label-alignment">
          <style:list-level-label-alignment fo:margin-left="1.397cm" fo:text-indent="-0.762cm" text:label-followed-by="listtab"/>
        </style:list-level-properties>
      </text:list-level-style-number>
      <text:list-level-style-number style:num-format="1" style:num-suffix="." text:display-levels="3" text:level="3">
        <style:list-level-properties text:list-level-position-and-space-mode="label-alignment">
          <style:list-level-label-alignment fo:margin-left="2.159cm" fo:text-indent="-0.889cm" text:label-followed-by="listtab"/>
        </style:list-level-properties>
      </text:list-level-style-number>
      <text:list-level-style-number style:num-format="1" style:num-suffix="." text:display-levels="4" text:level="4">
        <style:list-level-properties text:list-level-position-and-space-mode="label-alignment">
          <style:list-level-label-alignment fo:margin-left="3.048cm" fo:text-indent="-1.143cm" text:label-followed-by="listtab"/>
        </style:list-level-properties>
      </text:list-level-style-number>
      <text:list-level-style-number style:num-format="1" style:num-suffix="." text:display-levels="5" text:level="5">
        <style:list-level-properties text:list-level-position-and-space-mode="label-alignment">
          <style:list-level-label-alignment fo:margin-left="3.937cm" fo:text-indent="-1.397cm" text:label-followed-by="listtab"/>
        </style:list-level-properties>
      </text:list-level-style-number>
      <text:list-level-style-number style:num-format="1" style:num-suffix="." text:display-levels="6" text:level="6">
        <style:list-level-properties text:list-level-position-and-space-mode="label-alignment">
          <style:list-level-label-alignment fo:margin-left="4.826cm" fo:text-indent="-1.651cm" text:label-followed-by="listtab"/>
        </style:list-level-properties>
      </text:list-level-style-number>
      <text:list-level-style-number style:num-format="1" style:num-suffix="." text:display-levels="7" text:level="7">
        <style:list-level-properties text:list-level-position-and-space-mode="label-alignment">
          <style:list-level-label-alignment fo:margin-left="5.715cm" fo:text-indent="-1.905cm" text:label-followed-by="listtab"/>
        </style:list-level-properties>
      </text:list-level-style-number>
      <text:list-level-style-number style:num-format="1" style:num-suffix="." text:display-levels="8" text:level="8">
        <style:list-level-properties text:list-level-position-and-space-mode="label-alignment">
          <style:list-level-label-alignment fo:margin-left="6.604cm" fo:text-indent="-2.159cm" text:label-followed-by="listtab"/>
        </style:list-level-properties>
      </text:list-level-style-number>
      <text:list-level-style-number style:num-format="1" style:num-suffix="." text:display-levels="9" text:level="9">
        <style:list-level-properties text:list-level-position-and-space-mode="label-alignment">
          <style:list-level-label-alignment fo:margin-left="7.62cm" fo:text-indent="-2.54cm" text:label-followed-by="listtab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text:list-style style:name="WW8Num5" text:consecutive-numbering="true">
      <text:list-level-style-number style:num-format="1" text:level="1">
        <style:list-level-properties text:list-level-position-and-space-mode="label-alignment">
          <style:list-level-label-alignment fo:margin-left="1.27cm" fo:text-indent="-0.635cm" text:label-followed-by="listtab"/>
        </style:list-level-properties>
      </text:list-level-style-number>
      <text:list-level-style-number style:num-format="a" style:num-letter-sync="true" style:num-suffix="." text:level="2">
        <style:list-level-properties text:list-level-position-and-space-mode="label-alignment">
          <style:list-level-label-alignment fo:margin-left="2.54cm" fo:text-indent="-0.635cm" text:label-followed-by="listtab"/>
        </style:list-level-properties>
      </text:list-level-style-number>
      <text:list-level-style-number style:num-format="i" style:num-suffix="." text:level="3">
        <style:list-level-properties fo:text-align="end" text:list-level-position-and-space-mode="label-alignment">
          <style:list-level-label-alignment fo:margin-left="3.81cm" fo:text-indent="-0.318cm" text:label-followed-by="listtab"/>
        </style:list-level-properties>
      </text:list-level-style-number>
      <text:list-level-style-number style:num-format="1" style:num-suffix="." text:level="4">
        <style:list-level-properties text:list-level-position-and-space-mode="label-alignment">
          <style:list-level-label-alignment fo:margin-left="5.08cm" fo:text-indent="-0.635cm" text:label-followed-by="listtab"/>
        </style:list-level-properties>
      </text:list-level-style-number>
      <text:list-level-style-number style:num-format="a" style:num-letter-sync="true" style:num-suffix="." text:level="5">
        <style:list-level-properties text:list-level-position-and-space-mode="label-alignment">
          <style:list-level-label-alignment fo:margin-left="6.35cm" fo:text-indent="-0.635cm" text:label-followed-by="listtab"/>
        </style:list-level-properties>
      </text:list-level-style-number>
      <text:list-level-style-number style:num-format="i" style:num-suffix="." text:level="6">
        <style:list-level-properties fo:text-align="end" text:list-level-position-and-space-mode="label-alignment">
          <style:list-level-label-alignment fo:margin-left="7.62cm" fo:text-indent="-0.318cm" text:label-followed-by="listtab"/>
        </style:list-level-properties>
      </text:list-level-style-number>
      <text:list-level-style-number style:num-format="1" style:num-suffix="." text:level="7">
        <style:list-level-properties text:list-level-position-and-space-mode="label-alignment">
          <style:list-level-label-alignment fo:margin-left="8.89cm" fo:text-indent="-0.635cm" text:label-followed-by="listtab"/>
        </style:list-level-properties>
      </text:list-level-style-number>
      <text:list-level-style-number style:num-format="a" style:num-letter-sync="true" style:num-suffix="." text:level="8">
        <style:list-level-properties text:list-level-position-and-space-mode="label-alignment">
          <style:list-level-label-alignment fo:margin-left="10.16cm" fo:text-indent="-0.635cm" text:label-followed-by="listtab"/>
        </style:list-level-properties>
      </text:list-level-style-number>
      <text:list-level-style-number style:num-format="i" style:num-suffix="." text:level="9">
        <style:list-level-properties fo:text-align="end" text:list-level-position-and-space-mode="label-alignment">
          <style:list-level-label-alignment fo:margin-left="11.43cm" fo:text-indent="-0.318cm" text:label-followed-by="listtab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text:list-style style:name="WW8Num6">
      <text:list-level-style-bullet style:num-suffix="." text:bullet-char="" text:level="1" text:style-name="WW8Num6z0">
        <style:list-level-properties text:list-level-position-and-space-mode="label-alignment">
          <style:list-level-label-alignment fo:margin-left="1.27cm" fo:text-indent="-0.635cm" text:label-followed-by="listtab"/>
        </style:list-level-properties>
        <style:text-properties style:font-name="Symbol"/>
      </text:list-level-style-bullet>
      <text:list-level-style-bullet style:num-suffix="." text:bullet-char="o" text:level="2" text:style-name="WW8Num6z1">
        <style:list-level-properties text:list-level-position-and-space-mode="label-alignment">
          <style:list-level-label-alignment fo:margin-left="2.54cm" fo:text-indent="-0.635cm" text:label-followed-by="listtab"/>
        </style:list-level-properties>
        <style:text-properties style:font-name="Courier New1"/>
      </text:list-level-style-bullet>
      <text:list-level-style-bullet style:num-suffix="." text:bullet-char="" text:level="3" text:style-name="WW8Num6z2">
        <style:list-level-properties text:list-level-position-and-space-mode="label-alignment">
          <style:list-level-label-alignment fo:margin-left="3.81cm" fo:text-indent="-0.635cm" text:label-followed-by="listtab"/>
        </style:list-level-properties>
        <style:text-properties style:font-name="Wingdings"/>
      </text:list-level-style-bullet>
      <text:list-level-style-bullet style:num-suffix="." text:bullet-char="" text:level="4" text:style-name="WW8Num6z0">
        <style:list-level-properties text:list-level-position-and-space-mode="label-alignment">
          <style:list-level-label-alignment fo:margin-left="5.08cm" fo:text-indent="-0.635cm" text:label-followed-by="listtab"/>
        </style:list-level-properties>
        <style:text-properties style:font-name="Symbol"/>
      </text:list-level-style-bullet>
      <text:list-level-style-bullet style:num-suffix="." text:bullet-char="o" text:level="5" text:style-name="WW8Num6z1">
        <style:list-level-properties text:list-level-position-and-space-mode="label-alignment">
          <style:list-level-label-alignment fo:margin-left="6.35cm" fo:text-indent="-0.635cm" text:label-followed-by="listtab"/>
        </style:list-level-properties>
        <style:text-properties style:font-name="Courier New1"/>
      </text:list-level-style-bullet>
      <text:list-level-style-bullet style:num-suffix="." text:bullet-char="" text:level="6" text:style-name="WW8Num6z2">
        <style:list-level-properties text:list-level-position-and-space-mode="label-alignment">
          <style:list-level-label-alignment fo:margin-left="7.62cm" fo:text-indent="-0.635cm" text:label-followed-by="listtab"/>
        </style:list-level-properties>
        <style:text-properties style:font-name="Wingdings"/>
      </text:list-level-style-bullet>
      <text:list-level-style-bullet style:num-suffix="." text:bullet-char="" text:level="7" text:style-name="WW8Num6z0">
        <style:list-level-properties text:list-level-position-and-space-mode="label-alignment">
          <style:list-level-label-alignment fo:margin-left="8.89cm" fo:text-indent="-0.635cm" text:label-followed-by="listtab"/>
        </style:list-level-properties>
        <style:text-properties style:font-name="Symbol"/>
      </text:list-level-style-bullet>
      <text:list-level-style-bullet style:num-suffix="." text:bullet-char="o" text:level="8" text:style-name="WW8Num6z1">
        <style:list-level-properties text:list-level-position-and-space-mode="label-alignment">
          <style:list-level-label-alignment fo:margin-left="10.16cm" fo:text-indent="-0.635cm" text:label-followed-by="listtab"/>
        </style:list-level-properties>
        <style:text-properties style:font-name="Courier New1"/>
      </text:list-level-style-bullet>
      <text:list-level-style-bullet style:num-suffix="." text:bullet-char="" text:level="9" text:style-name="WW8Num6z2">
        <style:list-level-properties text:list-level-position-and-space-mode="label-alignment">
          <style:list-level-label-alignment fo:margin-left="11.43cm" fo:text-indent="-0.635cm" text:label-followed-by="listtab"/>
        </style:list-level-properties>
        <style:text-properties style:font-name="Wingdings"/>
      </text:list-level-style-bullet>
      <text:list-level-style-number style:num-format="1" style:num-suffix="." text:level="10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text:list-style style:name="WW8Num7">
      <text:list-level-style-number style:num-format="1" text:level="1">
        <style:list-level-properties text:list-level-position-and-space-mode="label-alignment">
          <style:list-level-label-alignment fo:margin-left="0.635cm" fo:text-indent="-0.635cm" text:label-followed-by="listtab"/>
        </style:list-level-properties>
      </text:list-level-style-number>
      <text:list-level-style-number style:num-format="1" style:num-suffix=".1" text:level="2">
        <style:list-level-properties text:list-level-position-and-space-mode="label-alignment">
          <style:list-level-label-alignment fo:margin-left="1.397cm" fo:text-indent="-0.762cm" text:label-followed-by="listtab"/>
        </style:list-level-properties>
      </text:list-level-style-number>
      <text:list-level-style-number style:num-format="1" style:num-suffix="." text:display-levels="3" text:level="3">
        <style:list-level-properties text:list-level-position-and-space-mode="label-alignment">
          <style:list-level-label-alignment fo:margin-left="2.159cm" fo:text-indent="-0.889cm" text:label-followed-by="listtab"/>
        </style:list-level-properties>
      </text:list-level-style-number>
      <text:list-level-style-number style:num-format="1" style:num-suffix="." text:display-levels="4" text:level="4">
        <style:list-level-properties text:list-level-position-and-space-mode="label-alignment">
          <style:list-level-label-alignment fo:margin-left="3.048cm" fo:text-indent="-1.143cm" text:label-followed-by="listtab"/>
        </style:list-level-properties>
      </text:list-level-style-number>
      <text:list-level-style-number style:num-format="1" style:num-suffix="." text:display-levels="5" text:level="5">
        <style:list-level-properties text:list-level-position-and-space-mode="label-alignment">
          <style:list-level-label-alignment fo:margin-left="3.937cm" fo:text-indent="-1.397cm" text:label-followed-by="listtab"/>
        </style:list-level-properties>
      </text:list-level-style-number>
      <text:list-level-style-number style:num-format="1" style:num-suffix="." text:display-levels="6" text:level="6">
        <style:list-level-properties text:list-level-position-and-space-mode="label-alignment">
          <style:list-level-label-alignment fo:margin-left="4.826cm" fo:text-indent="-1.651cm" text:label-followed-by="listtab"/>
        </style:list-level-properties>
      </text:list-level-style-number>
      <text:list-level-style-number style:num-format="1" style:num-suffix="." text:display-levels="7" text:level="7">
        <style:list-level-properties text:list-level-position-and-space-mode="label-alignment">
          <style:list-level-label-alignment fo:margin-left="5.715cm" fo:text-indent="-1.905cm" text:label-followed-by="listtab"/>
        </style:list-level-properties>
      </text:list-level-style-number>
      <text:list-level-style-number style:num-format="1" style:num-suffix="." text:display-levels="8" text:level="8">
        <style:list-level-properties text:list-level-position-and-space-mode="label-alignment">
          <style:list-level-label-alignment fo:margin-left="6.604cm" fo:text-indent="-2.159cm" text:label-followed-by="listtab"/>
        </style:list-level-properties>
      </text:list-level-style-number>
      <text:list-level-style-number style:num-format="1" style:num-suffix="." text:display-levels="9" text:level="9">
        <style:list-level-properties text:list-level-position-and-space-mode="label-alignment">
          <style:list-level-label-alignment fo:margin-left="7.62cm" fo:text-indent="-2.54cm" text:label-followed-by="listtab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text:list-style style:name="WW8Num8" text:consecutive-numbering="true">
      <text:list-level-style-bullet style:num-suffix="." text:bullet-char="" text:level="1" text:style-name="WW8Num8z0">
        <style:list-level-properties text:list-level-position-and-space-mode="label-alignment">
          <style:list-level-label-alignment fo:margin-left="1.27cm" fo:text-indent="-0.635cm" text:label-followed-by="listtab"/>
        </style:list-level-properties>
        <style:text-properties style:font-name="Symbol"/>
      </text:list-level-style-bullet>
      <text:list-level-style-bullet style:num-suffix="." text:bullet-char="o" text:level="2" text:style-name="WW8Num8z1">
        <style:list-level-properties text:list-level-position-and-space-mode="label-alignment">
          <style:list-level-label-alignment fo:margin-left="2.54cm" fo:text-indent="-0.635cm" text:label-followed-by="listtab"/>
        </style:list-level-properties>
        <style:text-properties style:font-name="Courier New1"/>
      </text:list-level-style-bullet>
      <text:list-level-style-bullet style:num-suffix="." text:bullet-char="" text:level="3" text:style-name="WW8Num8z2">
        <style:list-level-properties text:list-level-position-and-space-mode="label-alignment">
          <style:list-level-label-alignment fo:margin-left="3.81cm" fo:text-indent="-0.635cm" text:label-followed-by="listtab"/>
        </style:list-level-properties>
        <style:text-properties style:font-name="Wingdings"/>
      </text:list-level-style-bullet>
      <text:list-level-style-bullet style:num-suffix="." text:bullet-char="" text:level="4" text:style-name="WW8Num8z0">
        <style:list-level-properties text:list-level-position-and-space-mode="label-alignment">
          <style:list-level-label-alignment fo:margin-left="5.08cm" fo:text-indent="-0.635cm" text:label-followed-by="listtab"/>
        </style:list-level-properties>
        <style:text-properties style:font-name="Symbol"/>
      </text:list-level-style-bullet>
      <text:list-level-style-bullet style:num-suffix="." text:bullet-char="o" text:level="5" text:style-name="WW8Num8z1">
        <style:list-level-properties text:list-level-position-and-space-mode="label-alignment">
          <style:list-level-label-alignment fo:margin-left="6.35cm" fo:text-indent="-0.635cm" text:label-followed-by="listtab"/>
        </style:list-level-properties>
        <style:text-properties style:font-name="Courier New1"/>
      </text:list-level-style-bullet>
      <text:list-level-style-bullet style:num-suffix="." text:bullet-char="" text:level="6" text:style-name="WW8Num8z2">
        <style:list-level-properties text:list-level-position-and-space-mode="label-alignment">
          <style:list-level-label-alignment fo:margin-left="7.62cm" fo:text-indent="-0.635cm" text:label-followed-by="listtab"/>
        </style:list-level-properties>
        <style:text-properties style:font-name="Wingdings"/>
      </text:list-level-style-bullet>
      <text:list-level-style-bullet style:num-suffix="." text:bullet-char="" text:level="7" text:style-name="WW8Num8z0">
        <style:list-level-properties text:list-level-position-and-space-mode="label-alignment">
          <style:list-level-label-alignment fo:margin-left="8.89cm" fo:text-indent="-0.635cm" text:label-followed-by="listtab"/>
        </style:list-level-properties>
        <style:text-properties style:font-name="Symbol"/>
      </text:list-level-style-bullet>
      <text:list-level-style-bullet style:num-suffix="." text:bullet-char="o" text:level="8" text:style-name="WW8Num8z1">
        <style:list-level-properties text:list-level-position-and-space-mode="label-alignment">
          <style:list-level-label-alignment fo:margin-left="10.16cm" fo:text-indent="-0.635cm" text:label-followed-by="listtab"/>
        </style:list-level-properties>
        <style:text-properties style:font-name="Courier New1"/>
      </text:list-level-style-bullet>
      <text:list-level-style-bullet style:num-suffix="." text:bullet-char="" text:level="9" text:style-name="WW8Num8z2">
        <style:list-level-properties text:list-level-position-and-space-mode="label-alignment">
          <style:list-level-label-alignment fo:margin-left="11.43cm" fo:text-indent="-0.635cm" text:label-followed-by="listtab"/>
        </style:list-level-properties>
        <style:text-properties style:font-name="Wingdings"/>
      </text:list-level-style-bullet>
      <text:list-level-style-number style:num-format="1" style:num-suffix="." text:level="10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text:list-style style:name="WW8Num9">
      <text:list-level-style-bullet style:num-suffix="." text:bullet-char="" text:level="1" text:style-name="WW8Num9z0">
        <style:list-level-properties text:list-level-position-and-space-mode="label-alignment">
          <style:list-level-label-alignment fo:margin-left="1.27cm" fo:text-indent="-0.635cm" text:label-followed-by="listtab"/>
        </style:list-level-properties>
        <style:text-properties style:font-name="Symbol"/>
      </text:list-level-style-bullet>
      <text:list-level-style-bullet style:num-suffix="." text:bullet-char="-" text:level="2" text:style-name="WW8Num9z1">
        <style:list-level-properties text:list-level-position-and-space-mode="label-alignment">
          <style:list-level-label-alignment fo:margin-left="2.54cm" fo:text-indent="-0.635cm" text:label-followed-by="listtab"/>
        </style:list-level-properties>
        <style:text-properties style:font-name="Courier New1"/>
      </text:list-level-style-bullet>
      <text:list-level-style-bullet style:num-suffix="." text:bullet-char="" text:level="3" text:style-name="WW8Num9z2">
        <style:list-level-properties text:list-level-position-and-space-mode="label-alignment">
          <style:list-level-label-alignment fo:margin-left="3.81cm" fo:text-indent="-0.635cm" text:label-followed-by="listtab"/>
        </style:list-level-properties>
        <style:text-properties style:font-name="Wingdings"/>
      </text:list-level-style-bullet>
      <text:list-level-style-bullet style:num-suffix="." text:bullet-char="" text:level="4" text:style-name="WW8Num9z0">
        <style:list-level-properties text:list-level-position-and-space-mode="label-alignment">
          <style:list-level-label-alignment fo:margin-left="5.08cm" fo:text-indent="-0.635cm" text:label-followed-by="listtab"/>
        </style:list-level-properties>
        <style:text-properties style:font-name="Symbol"/>
      </text:list-level-style-bullet>
      <text:list-level-style-bullet style:num-suffix="." text:bullet-char="o" text:level="5" text:style-name="WW8Num9z4">
        <style:list-level-properties text:list-level-position-and-space-mode="label-alignment">
          <style:list-level-label-alignment fo:margin-left="6.35cm" fo:text-indent="-0.635cm" text:label-followed-by="listtab"/>
        </style:list-level-properties>
        <style:text-properties style:font-name="Courier New1"/>
      </text:list-level-style-bullet>
      <text:list-level-style-bullet style:num-suffix="." text:bullet-char="" text:level="6" text:style-name="WW8Num9z2">
        <style:list-level-properties text:list-level-position-and-space-mode="label-alignment">
          <style:list-level-label-alignment fo:margin-left="7.62cm" fo:text-indent="-0.635cm" text:label-followed-by="listtab"/>
        </style:list-level-properties>
        <style:text-properties style:font-name="Wingdings"/>
      </text:list-level-style-bullet>
      <text:list-level-style-bullet style:num-suffix="." text:bullet-char="" text:level="7" text:style-name="WW8Num9z0">
        <style:list-level-properties text:list-level-position-and-space-mode="label-alignment">
          <style:list-level-label-alignment fo:margin-left="8.89cm" fo:text-indent="-0.635cm" text:label-followed-by="listtab"/>
        </style:list-level-properties>
        <style:text-properties style:font-name="Symbol"/>
      </text:list-level-style-bullet>
      <text:list-level-style-bullet style:num-suffix="." text:bullet-char="o" text:level="8" text:style-name="WW8Num9z4">
        <style:list-level-properties text:list-level-position-and-space-mode="label-alignment">
          <style:list-level-label-alignment fo:margin-left="10.16cm" fo:text-indent="-0.635cm" text:label-followed-by="listtab"/>
        </style:list-level-properties>
        <style:text-properties style:font-name="Courier New1"/>
      </text:list-level-style-bullet>
      <text:list-level-style-bullet style:num-suffix="." text:bullet-char="" text:level="9" text:style-name="WW8Num9z2">
        <style:list-level-properties text:list-level-position-and-space-mode="label-alignment">
          <style:list-level-label-alignment fo:margin-left="11.43cm" fo:text-indent="-0.635cm" text:label-followed-by="listtab"/>
        </style:list-level-properties>
        <style:text-properties style:font-name="Wingdings"/>
      </text:list-level-style-bullet>
      <text:list-level-style-number style:num-format="1" style:num-suffix="." text:level="10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text:list-style style:name="WW8Num10" text:consecutive-numbering="true">
      <text:list-level-style-bullet style:num-suffix="." text:bullet-char="" text:level="1" text:style-name="WW8Num10z0">
        <style:list-level-properties text:list-level-position-and-space-mode="label-alignment">
          <style:list-level-label-alignment fo:margin-left="1.27cm" fo:text-indent="-0.635cm" text:label-followed-by="listtab"/>
        </style:list-level-properties>
        <style:text-properties style:font-name="Symbol"/>
      </text:list-level-style-bullet>
      <text:list-level-style-bullet style:num-suffix="." text:bullet-char="o" text:level="2" text:style-name="WW8Num10z1">
        <style:list-level-properties text:list-level-position-and-space-mode="label-alignment">
          <style:list-level-label-alignment fo:margin-left="2.54cm" fo:text-indent="-0.635cm" text:label-followed-by="listtab"/>
        </style:list-level-properties>
        <style:text-properties style:font-name="Courier New1"/>
      </text:list-level-style-bullet>
      <text:list-level-style-bullet style:num-suffix="." text:bullet-char="" text:level="3" text:style-name="WW8Num10z2">
        <style:list-level-properties text:list-level-position-and-space-mode="label-alignment">
          <style:list-level-label-alignment fo:margin-left="3.81cm" fo:text-indent="-0.635cm" text:label-followed-by="listtab"/>
        </style:list-level-properties>
        <style:text-properties style:font-name="Wingdings"/>
      </text:list-level-style-bullet>
      <text:list-level-style-bullet style:num-suffix="." text:bullet-char="" text:level="4" text:style-name="WW8Num10z0">
        <style:list-level-properties text:list-level-position-and-space-mode="label-alignment">
          <style:list-level-label-alignment fo:margin-left="5.08cm" fo:text-indent="-0.635cm" text:label-followed-by="listtab"/>
        </style:list-level-properties>
        <style:text-properties style:font-name="Symbol"/>
      </text:list-level-style-bullet>
      <text:list-level-style-bullet style:num-suffix="." text:bullet-char="o" text:level="5" text:style-name="WW8Num10z1">
        <style:list-level-properties text:list-level-position-and-space-mode="label-alignment">
          <style:list-level-label-alignment fo:margin-left="6.35cm" fo:text-indent="-0.635cm" text:label-followed-by="listtab"/>
        </style:list-level-properties>
        <style:text-properties style:font-name="Courier New1"/>
      </text:list-level-style-bullet>
      <text:list-level-style-bullet style:num-suffix="." text:bullet-char="" text:level="6" text:style-name="WW8Num10z2">
        <style:list-level-properties text:list-level-position-and-space-mode="label-alignment">
          <style:list-level-label-alignment fo:margin-left="7.62cm" fo:text-indent="-0.635cm" text:label-followed-by="listtab"/>
        </style:list-level-properties>
        <style:text-properties style:font-name="Wingdings"/>
      </text:list-level-style-bullet>
      <text:list-level-style-bullet style:num-suffix="." text:bullet-char="" text:level="7" text:style-name="WW8Num10z0">
        <style:list-level-properties text:list-level-position-and-space-mode="label-alignment">
          <style:list-level-label-alignment fo:margin-left="8.89cm" fo:text-indent="-0.635cm" text:label-followed-by="listtab"/>
        </style:list-level-properties>
        <style:text-properties style:font-name="Symbol"/>
      </text:list-level-style-bullet>
      <text:list-level-style-bullet style:num-suffix="." text:bullet-char="o" text:level="8" text:style-name="WW8Num10z1">
        <style:list-level-properties text:list-level-position-and-space-mode="label-alignment">
          <style:list-level-label-alignment fo:margin-left="10.16cm" fo:text-indent="-0.635cm" text:label-followed-by="listtab"/>
        </style:list-level-properties>
        <style:text-properties style:font-name="Courier New1"/>
      </text:list-level-style-bullet>
      <text:list-level-style-bullet style:num-suffix="." text:bullet-char="" text:level="9" text:style-name="WW8Num10z2">
        <style:list-level-properties text:list-level-position-and-space-mode="label-alignment">
          <style:list-level-label-alignment fo:margin-left="11.43cm" fo:text-indent="-0.635cm" text:label-followed-by="listtab"/>
        </style:list-level-properties>
        <style:text-properties style:font-name="Wingdings"/>
      </text:list-level-style-bullet>
      <text:list-level-style-number style:num-format="1" style:num-suffix="." text:level="10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text:list-style style:name="WW8Num11">
      <text:list-level-style-number style:num-format="1" text:level="1">
        <style:list-level-properties text:list-level-position-and-space-mode="label-alignment">
          <style:list-level-label-alignment fo:margin-left="0.635cm" fo:text-indent="-0.635cm" text:label-followed-by="listtab"/>
        </style:list-level-properties>
      </text:list-level-style-number>
      <text:list-level-style-number style:num-format="1" style:num-suffix="." text:display-levels="2" text:level="2">
        <style:list-level-properties text:list-level-position-and-space-mode="label-alignment">
          <style:list-level-label-alignment fo:margin-left="1.397cm" fo:text-indent="-0.762cm" text:label-followed-by="listtab"/>
        </style:list-level-properties>
      </text:list-level-style-number>
      <text:list-level-style-number style:num-format="1" style:num-suffix=".1.1" text:level="3">
        <style:list-level-properties text:list-level-position-and-space-mode="label-alignment">
          <style:list-level-label-alignment fo:margin-left="2.159cm" fo:text-indent="-0.889cm" text:label-followed-by="listtab"/>
        </style:list-level-properties>
      </text:list-level-style-number>
      <text:list-level-style-number style:num-format="1" style:num-suffix="." text:display-levels="4" text:level="4">
        <style:list-level-properties text:list-level-position-and-space-mode="label-alignment">
          <style:list-level-label-alignment fo:margin-left="3.048cm" fo:text-indent="-1.143cm" text:label-followed-by="listtab"/>
        </style:list-level-properties>
      </text:list-level-style-number>
      <text:list-level-style-number style:num-format="1" style:num-suffix="." text:display-levels="5" text:level="5">
        <style:list-level-properties text:list-level-position-and-space-mode="label-alignment">
          <style:list-level-label-alignment fo:margin-left="3.937cm" fo:text-indent="-1.397cm" text:label-followed-by="listtab"/>
        </style:list-level-properties>
      </text:list-level-style-number>
      <text:list-level-style-number style:num-format="1" style:num-suffix="." text:display-levels="6" text:level="6">
        <style:list-level-properties text:list-level-position-and-space-mode="label-alignment">
          <style:list-level-label-alignment fo:margin-left="4.826cm" fo:text-indent="-1.651cm" text:label-followed-by="listtab"/>
        </style:list-level-properties>
      </text:list-level-style-number>
      <text:list-level-style-number style:num-format="1" style:num-suffix="." text:display-levels="7" text:level="7">
        <style:list-level-properties text:list-level-position-and-space-mode="label-alignment">
          <style:list-level-label-alignment fo:margin-left="5.715cm" fo:text-indent="-1.905cm" text:label-followed-by="listtab"/>
        </style:list-level-properties>
      </text:list-level-style-number>
      <text:list-level-style-number style:num-format="1" style:num-suffix="." text:display-levels="8" text:level="8">
        <style:list-level-properties text:list-level-position-and-space-mode="label-alignment">
          <style:list-level-label-alignment fo:margin-left="6.604cm" fo:text-indent="-2.159cm" text:label-followed-by="listtab"/>
        </style:list-level-properties>
      </text:list-level-style-number>
      <text:list-level-style-number style:num-format="1" style:num-suffix="." text:display-levels="9" text:level="9">
        <style:list-level-properties text:list-level-position-and-space-mode="label-alignment">
          <style:list-level-label-alignment fo:margin-left="7.62cm" fo:text-indent="-2.54cm" text:label-followed-by="listtab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text:list-style style:name="WW8Num12" text:consecutive-numbering="true">
      <text:list-level-style-bullet style:num-suffix="." text:bullet-char="" text:level="1" text:style-name="WW8Num12z0">
        <style:list-level-properties text:list-level-position-and-space-mode="label-alignment">
          <style:list-level-label-alignment fo:margin-left="1.27cm" fo:text-indent="-0.635cm" text:label-followed-by="listtab"/>
        </style:list-level-properties>
        <style:text-properties style:font-name="Symbol"/>
      </text:list-level-style-bullet>
      <text:list-level-style-bullet style:num-suffix="." text:bullet-char="-" text:level="2" text:style-name="WW8Num12z1">
        <style:list-level-properties text:list-level-position-and-space-mode="label-alignment">
          <style:list-level-label-alignment fo:margin-left="2.54cm" fo:text-indent="-0.635cm" text:label-followed-by="listtab"/>
        </style:list-level-properties>
        <style:text-properties style:font-name="Courier New1"/>
      </text:list-level-style-bullet>
      <text:list-level-style-bullet style:num-suffix="." text:bullet-char="" text:level="3" text:style-name="WW8Num12z2">
        <style:list-level-properties text:list-level-position-and-space-mode="label-alignment">
          <style:list-level-label-alignment fo:margin-left="3.81cm" fo:text-indent="-0.635cm" text:label-followed-by="listtab"/>
        </style:list-level-properties>
        <style:text-properties style:font-name="Wingdings"/>
      </text:list-level-style-bullet>
      <text:list-level-style-bullet style:num-suffix="." text:bullet-char="" text:level="4" text:style-name="WW8Num12z0">
        <style:list-level-properties text:list-level-position-and-space-mode="label-alignment">
          <style:list-level-label-alignment fo:margin-left="5.08cm" fo:text-indent="-0.635cm" text:label-followed-by="listtab"/>
        </style:list-level-properties>
        <style:text-properties style:font-name="Symbol"/>
      </text:list-level-style-bullet>
      <text:list-level-style-bullet style:num-suffix="." text:bullet-char="o" text:level="5" text:style-name="WW8Num12z4">
        <style:list-level-properties text:list-level-position-and-space-mode="label-alignment">
          <style:list-level-label-alignment fo:margin-left="6.35cm" fo:text-indent="-0.635cm" text:label-followed-by="listtab"/>
        </style:list-level-properties>
        <style:text-properties style:font-name="Courier New1"/>
      </text:list-level-style-bullet>
      <text:list-level-style-bullet style:num-suffix="." text:bullet-char="" text:level="6" text:style-name="WW8Num12z2">
        <style:list-level-properties text:list-level-position-and-space-mode="label-alignment">
          <style:list-level-label-alignment fo:margin-left="7.62cm" fo:text-indent="-0.635cm" text:label-followed-by="listtab"/>
        </style:list-level-properties>
        <style:text-properties style:font-name="Wingdings"/>
      </text:list-level-style-bullet>
      <text:list-level-style-bullet style:num-suffix="." text:bullet-char="" text:level="7" text:style-name="WW8Num12z0">
        <style:list-level-properties text:list-level-position-and-space-mode="label-alignment">
          <style:list-level-label-alignment fo:margin-left="8.89cm" fo:text-indent="-0.635cm" text:label-followed-by="listtab"/>
        </style:list-level-properties>
        <style:text-properties style:font-name="Symbol"/>
      </text:list-level-style-bullet>
      <text:list-level-style-bullet style:num-suffix="." text:bullet-char="o" text:level="8" text:style-name="WW8Num12z4">
        <style:list-level-properties text:list-level-position-and-space-mode="label-alignment">
          <style:list-level-label-alignment fo:margin-left="10.16cm" fo:text-indent="-0.635cm" text:label-followed-by="listtab"/>
        </style:list-level-properties>
        <style:text-properties style:font-name="Courier New1"/>
      </text:list-level-style-bullet>
      <text:list-level-style-bullet style:num-suffix="." text:bullet-char="" text:level="9" text:style-name="WW8Num12z2">
        <style:list-level-properties text:list-level-position-and-space-mode="label-alignment">
          <style:list-level-label-alignment fo:margin-left="11.43cm" fo:text-indent="-0.635cm" text:label-followed-by="listtab"/>
        </style:list-level-properties>
        <style:text-properties style:font-name="Wingdings"/>
      </text:list-level-style-bullet>
      <text:list-level-style-number style:num-format="1" style:num-suffix="." text:level="10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  <style:default-page-layout>
      <style:page-layout-properties style:layout-grid-standard-mode="true"/>
    </style:default-page-layout>
  </office:styles>
  <office:automatic-styles>
    <style:page-layout style:name="Mpm1">
      <style:page-layout-properties fo:margin-bottom="2.401cm" fo:margin-left="2.501cm" fo:margin-right="2.501cm" fo:margin-top="2.401cm" fo:page-height="29.7cm" fo:page-width="21.001cm" style:footnote-max-height="0cm" style:layout-grid-base-height="0.635cm" style:layout-grid-base-width="0.423cm" style:layout-grid-color="#c0c0c0" style:layout-grid-display="false" style:layout-grid-lines="39" style:layout-grid-mode="none" style:layout-grid-print="false" style:layout-grid-ruby-below="false" style:layout-grid-ruby-height="0cm" style:layout-grid-snap-to-characters="true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display-name="First Page" style:name="First_20_Page" style:next-style-name="Standard" style:page-layout-name="Mpm1"/>
  </office:master-styles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grddl:transformation="http://docs.oasis-open.org/office/1.2/xslt/odf2rdf.xsl" office:version="1.2">
  <office:meta>
    <meta:initial-creator>docvertuser</meta:initial-creator>
    <meta:creation-date>2011-04-07T09:17:00</meta:creation-date>
    <dc:creator>docvertuser</dc:creator>
    <dc:date>2011-04-07T09:48:00</dc:date>
    <meta:print-date>2011-04-04T09:05:00</meta:print-date>
    <meta:editing-cycles>3</meta:editing-cycles>
    <meta:editing-duration>PT00H12M00S</meta:editing-duration>
    <meta:document-statistic meta:character-count="831" meta:image-count="0" meta:object-count="0" meta:page-count="2" meta:paragraph-count="85" meta:table-count="4" meta:word-count="178"/>
    <meta:generator>OpenOffice.org/3.2$Linux OpenOffice.org_project/320m19$Build-9505</meta:generator>
    <meta:user-defined meta:name="Info 1"/>
    <meta:user-defined meta:name="Info 2"/>
    <meta:user-defined meta:name="Info 3"/>
    <meta:user-defined meta:name="Info 4"/>
  </office:meta>
</office:document-meta>
</file>